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writing-mode="lr-tb"/>
      <style:text-properties style:font-name="Times New Roman" fo:font-size="14pt" fo:font-weight="bold" officeooo:rsid="001b3674" officeooo:paragraph-rsid="001b3674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writing-mode="lr-tb"/>
      <style:text-properties style:font-name="Times New Roman" fo:font-size="14pt" officeooo:rsid="001b3674" officeooo:paragraph-rsid="001b3674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263764"/>
    </style:style>
    <style:style style:name="P22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officeooo:rsid="0015e205" officeooo:paragraph-rsid="0015e205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2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P2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5c1e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27ab3e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fo:color="#000000" style:font-name="Times New Roman" fo:font-size="14pt" fo:font-weight="normal" officeooo:rsid="00263764" officeooo:paragraph-rsid="00263764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3f3ec" officeooo:paragraph-rsid="0023f3ec" style:font-name-asian="Times New Roman1" style:font-size-asian="14pt" style:font-name-complex="Times New Roman1" style:font-size-complex="14pt"/>
    </style:style>
    <style:style style:name="P36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249772" officeooo:paragraph-rsid="00249772" style:font-name-asian="Times New Roman1" style:font-size-asian="14pt" style:font-name-complex="Times New Roman1" style:font-size-complex="14pt"/>
    </style:style>
    <style:style style:name="P37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officeooo:paragraph-rsid="00263764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1b3674" officeooo:paragraph-rsid="001b3674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2">
      <loext:graphic-properties draw:fill="none" draw:fill-color="#ffffff"/>
      <style:paragraph-properties fo:line-height="100%" fo:text-align="justify" style:justify-single-word="false" fo:orphans="0" fo:widows="0" fo:background-color="transparent" style:writing-mode="lr-tb"/>
      <style:text-properties style:font-name="Times New Roman" fo:font-size="14pt" fo:font-weight="normal" officeooo:rsid="00249772" officeooo:paragraph-rsid="00249772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43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P44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bf887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263764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b3674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3f3ec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263764" style:font-name-asian="Times New Roman1" style:font-size-asian="14pt" style:font-name-complex="Times New Roman1" style:font-size-complex="14pt"/>
    </style:style>
    <style:style style:name="T11" style:family="text">
      <style:text-properties fo:color="#808000"/>
    </style:style>
    <style:style style:name="T12" style:family="text">
      <style:text-properties fo:color="#808000" style:font-name="DejaVu Sans Mono1"/>
    </style:style>
    <style:style style:name="T13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4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fo:color="#8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 fo:font-weight="bold"/>
    </style:style>
    <style:style style:name="T18" style:family="text">
      <style:text-properties fo:color="#008000" fo:font-size="10pt" fo:font-weight="bold" officeooo:rsid="00165c1e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fo:color="#008080"/>
    </style:style>
    <style:style style:name="T23" style:family="text">
      <style:text-properties fo:color="#008080" style:font-name="DejaVu Sans Mono"/>
    </style:style>
    <style:style style:name="T24" style:family="text">
      <style:text-properties fo:color="#008080" style:font-name="DejaVu Sans Mono" fo:font-weight="bold"/>
    </style:style>
    <style:style style:name="T25" style:family="text">
      <style:text-properties fo:color="#008080" fo:font-weight="bold"/>
    </style:style>
    <style:style style:name="T26" style:family="text">
      <style:text-properties fo:color="#371f80"/>
    </style:style>
    <style:style style:name="T27" style:family="text">
      <style:text-properties fo:color="#371f80" style:font-name="DejaVu Sans Mono"/>
    </style:style>
    <style:style style:name="T28" style:family="text">
      <style:text-properties fo:color="#0000ff"/>
    </style:style>
    <style:style style:name="T29" style:family="text">
      <style:text-properties fo:color="#0000ff" style:font-name="DejaVu Sans Mono"/>
    </style:style>
    <style:style style:name="T30" style:family="text">
      <style:text-properties fo:color="#660e7a" style:font-name="DejaVu Sans Mono"/>
    </style:style>
    <style:style style:name="T31" style:family="text">
      <style:text-properties style:font-name="DejaVu Sans Mono"/>
    </style:style>
    <style:style style:name="T32" style:family="text">
      <style:text-properties style:font-name="DejaVu Sans Mono" officeooo:rsid="00282dd3"/>
    </style:style>
    <style:style style:name="T33" style:family="text">
      <style:text-properties style:font-name="DejaVu Sans Mono1"/>
    </style:style>
    <style:style style:name="T34" style:family="text">
      <style:text-properties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35" style:family="text">
      <style:text-properties officeooo:rsid="00192d92"/>
    </style:style>
    <style:style style:name="T36" style:family="text">
      <style:text-properties fo:color="#808080"/>
    </style:style>
    <style:style style:name="T37" style:family="text">
      <style:text-properties fo:color="#808080" style:font-name="DejaVu Sans Mono" fo:font-style="italic"/>
    </style:style>
    <style:style style:name="T38" style:family="text">
      <style:text-properties officeooo:rsid="0023f3ec"/>
    </style:style>
    <style:style style:name="T39" style:family="text">
      <style:text-properties officeooo:rsid="00249772"/>
    </style:style>
    <style:style style:name="T40" style:family="text">
      <style:text-properties fo:color="#1f542e" fo:font-weight="bold"/>
    </style:style>
    <style:style style:name="T41" style:family="text">
      <style:text-properties fo:color="#1f542e" style:font-name="DejaVu Sans Mono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осковский авиационный институт</text:p>
      <text:p text:style-name="P7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6"><text:s/></text:p>
      <text:p text:style-name="P6"><text:s/></text:p>
      <text:p text:style-name="P6"><text:s/></text:p>
      <text:p text:style-name="P6"><text:s/></text:p>
      <text:p text:style-name="P8">Лабораторная работа № <text:span text:style-name="T38">5</text:span></text:p>
      <text:p text:style-name="P9">Тема: <text:span text:style-name="T38">Основы работы с коллекциями: итераторы</text:span></text:p>
      <text:p text:style-name="P6"/>
      <text:p text:style-name="P10"><text:s/></text:p>
      <text:p text:style-name="P10"><text:s/></text:p>
      <text:p text:style-name="P6"><text:s/></text:p>
      <text:p text:style-name="P12"><text:tab/><text:tab/><text:tab/><text:tab/><text:tab/><text:tab/><text:tab/>Студент: Семенов Илья</text:p>
      <text:p text:style-name="P12"><text:tab/><text:tab/><text:tab/><text:tab/><text:tab/><text:tab/><text:tab/>Преподаватель: Журавлев А.А.</text:p>
      <text:p text:style-name="P12"><text:tab/><text:tab/><text:tab/><text:tab/><text:tab/><text:tab/><text:tab/>Дата:</text:p>
      <text:p text:style-name="P12"><text:tab/><text:tab/><text:tab/><text:tab/><text:tab/><text:tab/><text:tab/>Оценка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Москва, 2019</text:p>
      <text:p text:style-name="P13"/>
      <text:list xml:id="list4190849108" text:style-name="WWNum2">
        <text:list-item>
          <text:p text:style-name="P37">Постановка задачи</text:p>
        </text:list-item>
      </text:list>
      <text:p text:style-name="P22"><text:span text:style-name="T6">Разработать </text:span><text:span text:style-name="T7">шаблоны классов согласно варианту задания. Параметром шаблона должен являться скалярный тип данных, задающий тип данных для оси координат. </text:span><text:span text:style-name="T8">Создать шаблон динамической коллекции согласно варианту задания, в соответствии со следующими требованиями:</text:span></text:p>
      <text:list xml:id="list2427932190" text:style-name="L1">
        <text:list-item>
          <text:p text:style-name="P35">Коллекция должна быть реализована с помощю умных указателей</text:p>
        </text:list-item>
        <text:list-item>
          <text:p text:style-name="P35">В качестве шаблона коллекция должна принимать тип данных.</text:p>
        </text:list-item>
        <text:list-item>
          <text:p text:style-name="P35">Реализовать однонаправленный итератор по коллекции.</text:p>
        </text:list-item>
        <text:list-item>
          <text:p text:style-name="P35">Коллекция должна возвращать итераторы на начало и конец.</text:p>
        </text:list-item>
        <text:list-item>
          <text:p text:style-name="P35">Коллекция должна содержать метод вставки на позицию итератора.</text:p>
        </text:list-item>
        <text:list-item>
          <text:p text:style-name="P35">Коллекция должна содержать метод удаления из позиции итератора.</text:p>
        </text:list-item>
        <text:list-item>
          <text:p text:style-name="P35">При выполнении недопустимых операций(выход за границы коллекции или удаление несуществующего элемента) <text:span text:style-name="T39">необходимо генерировать исключения.</text:span></text:p>
        </text:list-item>
        <text:list-item>
          <text:p text:style-name="P36">Итератор должен быть совместим со стандартными алгоритмами.</text:p>
        </text:list-item>
        <text:list-item>
          <text:p text:style-name="P36">Коллекция должна содержать метод доступа – pop, push, top.</text:p>
        </text:list-item>
        <text:list-item>
          <text:p text:style-name="P36">Реализовать программу, которая позволяет вводить с клавиатуры фигуры, удалять элемент из коллекции по номеру, выводит выведенные фигуры с помощью for_each, выводит на экран количество элементов, у которых площадь меньше заданной.</text:p>
        </text:list-item>
      </text:list>
      <text:p text:style-name="P19"/>
      <text:p text:style-name="P18">Вариант задания 20:</text:p>
      <text:list xml:id="list2134748822" text:style-name="L2">
        <text:list-item>
          <text:p text:style-name="P40"><text:span text:style-name="T39">Фигура - </text:span>Трапеция</text:p>
        </text:list-item>
        <text:list-item>
          <text:p text:style-name="P41">Коллекция - Очередь</text:p>
        </text:list-item>
      </text:list>
      <text:p text:style-name="P2"/>
      <text:list xml:id="list162737091362189" text:continue-list="list4190849108" text:style-name="WWNum2">
        <text:list-item>
          <text:p text:style-name="P37">Репозиторий github</text:p>
        </text:list-item>
      </text:list>
      <text:p text:style-name="P14"><text:span text:style-name="T6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span text:style-name="ListLabel_20_19"><text:span text:style-name="T10">5</text:span></text:span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15"/>
      <text:list xml:id="list162738654130932" text:continue-numbering="true" text:style-name="WWNum2">
        <text:list-item>
          <text:p text:style-name="P38">Описание программы </text:p>
        </text:list-item>
      </text:list>
      <text:p text:style-name="P33">Реализован шаблонный класс очереди. Данные хранятся с помощью shared_ptr и weak_ptr. Также реализованы классы для обычного и константного итератора, содержащие weak_ptr на узел очереди. Очередь содежит барьерный элемент для упрощения функций вставки, удаления и итерирования. Коллекция может также работать со стандартными алгоритмами.</text:p>
      <text:p text:style-name="P32"/>
      <text:p text:style-name="P32"/>
      <text:p text:style-name="P32"/>
      <text:list xml:id="list162738128544532" text:continue-numbering="true" text:style-name="WWNum2">
        <text:list-item>
          <text:p text:style-name="P42"><text:soft-page-break/>Набор testcases</text:p>
        </text:list-item>
      </text:list>
      <text:p text:style-name="P23"><text:span text:style-name="T11">#include </text:span><text:span text:style-name="T16">&lt;iostream&gt;</text:span></text:p>
      <text:p text:style-name="P23"><text:span text:style-name="T11">#include </text:span><text:span text:style-name="T16">&lt;algorithm&gt;</text:span></text:p>
      <text:p text:style-name="P23"><text:span text:style-name="T11">#include </text:span><text:span text:style-name="T16">&lt;gtest/gtest.h&gt;</text:span></text:p>
      <text:p text:style-name="P23"><text:span text:style-name="T11">#include </text:span><text:span text:style-name="T16">&lt;vector&gt;</text:span></text:p>
      <text:p text:style-name="P23"><text:span text:style-name="T20">using namespace </text:span><text:span text:style-name="T22">std</text:span>;</text:p>
      <text:p text:style-name="P23"><text:span text:style-name="T11">#include </text:span><text:span text:style-name="T16">"Queue.h"</text:span></text:p>
      <text:p text:style-name="P23"><text:span text:style-name="T40">TEST</text:span>(QueueInterface, TestQueueInterface) {</text:p>
      <text:p text:style-name="P27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7"><text:s text:c="4"/><text:span text:style-name="T41">ASSERT_ANY_THROW</text:span><text:span text:style-name="T31">(test_queue.Pop());</text:span></text:p>
      <text:p text:style-name="P27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7"><text:s text:c="8"/><text:span text:style-name="T31">test_queue.Push(i);</text:span></text:p>
      <text:p text:style-name="P27"><text:s text:c="4"/><text:span text:style-name="T31">}</text:span></text:p>
      <text:p text:style-name="P27"><text:s text:c="4"/><text:span text:style-name="T23">vector</text:span><text:span text:style-name="T31">&lt;</text:span><text:span text:style-name="T21">int</text:span><text:span text:style-name="T31">&gt; ok_result {</text:span><text:span text:style-name="T29">1</text:span><text:span text:style-name="T31">,</text:span><text:span text:style-name="T29">2</text:span><text:span text:style-name="T31">,</text:span><text:span text:style-name="T29">3</text:span><text:span text:style-name="T31">,</text:span><text:span text:style-name="T29">4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7"><text:s text:c="4"/><text:span text:style-name="T23">vector</text:span><text:span text:style-name="T31">&lt;</text:span><text:span text:style-name="T21">int</text:span><text:span text:style-name="T31">&gt; result;</text:span></text:p>
      <text:p text:style-name="P27"><text:s text:c="4"/><text:span text:style-name="T21">for </text:span><text:span text:style-name="T31">(</text:span><text:span text:style-name="T21">int </text:span><text:span text:style-name="T31">i : test_queue) {</text:span></text:p>
      <text:p text:style-name="P27"><text:s text:c="8"/><text:span text:style-name="T31">result.push_back(i);</text:span></text:p>
      <text:p text:style-name="P27"><text:s text:c="4"/><text:span text:style-name="T31">}</text:span></text:p>
      <text:p text:style-name="P27"><text:s text:c="4"/><text:span text:style-name="T41">ASSERT_TRUE</text:span><text:span text:style-name="T31">(result </text:span><text:span text:style-name="T23">== </text:span><text:span text:style-name="T31">ok_result);</text:span></text:p>
      <text:p text:style-name="P27"><text:s text:c="4"/><text:span text:style-name="T21">for </text:span><text:span text:style-name="T31">(</text:span><text:span text:style-name="T21">int </text:span><text:span text:style-name="T31">i = </text:span><text:span text:style-name="T29">0</text:span><text:span text:style-name="T31">; i &lt; </text:span><text:span text:style-name="T29">5</text:span><text:span text:style-name="T31">; ++i) {</text:span></text:p>
      <text:p text:style-name="P27"><text:s text:c="8"/><text:span text:style-name="T31">test_queue.Pop();</text:span></text:p>
      <text:p text:style-name="P27"><text:s text:c="4"/><text:span text:style-name="T31">}</text:span></text:p>
      <text:p text:style-name="P27"><text:s text:c="4"/><text:span text:style-name="T31">ok_result </text:span><text:span text:style-name="T23">= </text:span><text:span text:style-name="T31">{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7"><text:s text:c="4"/><text:span text:style-name="T31">result.clear();</text:span></text:p>
      <text:p text:style-name="P27"><text:s text:c="4"/><text:span text:style-name="T21">for </text:span><text:span text:style-name="T31">(</text:span><text:span text:style-name="T21">int </text:span><text:span text:style-name="T31">i : test_queue) {</text:span></text:p>
      <text:p text:style-name="P27"><text:s text:c="8"/><text:span text:style-name="T31">result.push_back(i);</text:span></text:p>
      <text:p text:style-name="P27"><text:s text:c="4"/><text:span text:style-name="T31">}</text:span></text:p>
      <text:p text:style-name="P27"><text:s text:c="4"/><text:span text:style-name="T41">ASSERT_TRUE</text:span><text:span text:style-name="T31">(result </text:span><text:span text:style-name="T23">== </text:span><text:span text:style-name="T31">ok_result);</text:span></text:p>
      <text:p text:style-name="P27"><text:s text:c="4"/><text:span text:style-name="T21">while </text:span><text:span text:style-name="T31">(!test_queue.Empty()) {</text:span></text:p>
      <text:p text:style-name="P27"><text:s text:c="8"/><text:span text:style-name="T31">test_queue.Pop();</text:span></text:p>
      <text:p text:style-name="P27"><text:s text:c="4"/><text:span text:style-name="T31">}</text:span></text:p>
      <text:p text:style-name="P27"><text:s text:c="4"/><text:span text:style-name="T31">ok_result.clear();</text:span></text:p>
      <text:p text:style-name="P27"><text:s text:c="4"/><text:span text:style-name="T31">result.clear();</text:span></text:p>
      <text:p text:style-name="P27"><text:s text:c="4"/><text:span text:style-name="T21">for </text:span><text:span text:style-name="T31">(</text:span><text:span text:style-name="T21">int </text:span><text:span text:style-name="T31">i : test_queue) {</text:span></text:p>
      <text:p text:style-name="P27"><text:s text:c="8"/><text:span text:style-name="T31">result.push_back(i);</text:span></text:p>
      <text:p text:style-name="P27"><text:s text:c="4"/><text:span text:style-name="T31">}</text:span></text:p>
      <text:p text:style-name="P27"><text:s text:c="4"/><text:span text:style-name="T41">ASSERT_TRUE</text:span><text:span text:style-name="T31">(result </text:span><text:span text:style-name="T23">== </text:span><text:span text:style-name="T31">ok_result);</text:span></text:p>
      <text:p text:style-name="P27"><text:s text:c="4"/><text:span text:style-name="T41">ASSERT_ANY_THROW</text:span><text:span text:style-name="T31">(test_queue.Pop());</text:span></text:p>
      <text:p text:style-name="P23">}</text:p>
      <text:p text:style-name="P23"><text:span text:style-name="T40">TEST</text:span>(QueueIterators, TestQueueIterators) {</text:p>
      <text:p text:style-name="P27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7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7"><text:s text:c="8"/><text:span text:style-name="T31">test_queue.Push(i);</text:span></text:p>
      <text:p text:style-name="P27"><text:s text:c="4"/><text:span text:style-name="T31">}</text:span></text:p>
      <text:p text:style-name="P27"><text:s text:c="4"/><text:span text:style-name="T21">auto </text:span><text:span text:style-name="T31">it = test_queue.begin();</text:span></text:p>
      <text:p text:style-name="P27"><text:s text:c="4"/><text:span text:style-name="T41">ASSERT_EQ</text:span><text:span text:style-name="T31">(</text:span><text:span text:style-name="T23">*</text:span><text:span text:style-name="T31">it, test_queue.Top());</text:span></text:p>
      <text:p text:style-name="P27"><text:s text:c="4"/><text:span text:style-name="T23">*</text:span><text:span text:style-name="T31">it = </text:span><text:span text:style-name="T29">10</text:span><text:span text:style-name="T31">;</text:span></text:p>
      <text:p text:style-name="P27"><text:s text:c="4"/><text:span text:style-name="T41">ASSERT_EQ</text:span><text:span text:style-name="T31">(</text:span><text:span text:style-name="T23">*</text:span><text:span text:style-name="T31">it, test_queue.Top());</text:span></text:p>
      <text:p text:style-name="P27"><text:s text:c="4"/><text:span text:style-name="T41">ASSERT_EQ</text:span><text:span text:style-name="T31">(</text:span><text:span text:style-name="T23">*</text:span><text:span text:style-name="T31">it, </text:span><text:span text:style-name="T29">10</text:span><text:span text:style-name="T31">);</text:span></text:p>
      <text:p text:style-name="P27"><text:s text:c="4"/><text:span text:style-name="T31">it</text:span><text:span text:style-name="T23">++</text:span><text:span text:style-name="T31">;</text:span></text:p>
      <text:p text:style-name="P27"><text:s text:c="4"/><text:span text:style-name="T23">*</text:span><text:span text:style-name="T31">it = </text:span><text:span text:style-name="T29">11</text:span><text:span text:style-name="T31">;</text:span></text:p>
      <text:p text:style-name="P27"><text:soft-page-break/><text:s text:c="4"/><text:span text:style-name="T31">test_queue.Pop();</text:span></text:p>
      <text:p text:style-name="P27"><text:s text:c="4"/><text:span text:style-name="T41">ASSERT_EQ</text:span><text:span text:style-name="T31">(test_queue.Top(), </text:span><text:span text:style-name="T23">*</text:span><text:span text:style-name="T31">it);</text:span></text:p>
      <text:p text:style-name="P27"><text:s text:c="4"/><text:span text:style-name="T41">ASSERT_EQ</text:span><text:span text:style-name="T31">(test_queue.Top(), </text:span><text:span text:style-name="T29">11</text:span><text:span text:style-name="T31">);</text:span></text:p>
      <text:p text:style-name="P27"><text:s text:c="4"/><text:span text:style-name="T41">ASSERT_EQ</text:span><text:span text:style-name="T31">(test_queue.begin(), it);</text:span></text:p>
      <text:p text:style-name="P27"><text:s text:c="4"/><text:span text:style-name="T21">for </text:span><text:span text:style-name="T31">(</text:span><text:span text:style-name="T21">int </text:span><text:span text:style-name="T31">i = </text:span><text:span text:style-name="T29">0</text:span><text:span text:style-name="T31">; i &lt; </text:span><text:span text:style-name="T29">9</text:span><text:span text:style-name="T31">; ++i) {</text:span></text:p>
      <text:p text:style-name="P27"><text:s text:c="8"/><text:span text:style-name="T31">it</text:span><text:span text:style-name="T23">++</text:span><text:span text:style-name="T31">;</text:span></text:p>
      <text:p text:style-name="P27"><text:s text:c="4"/><text:span text:style-name="T31">}</text:span></text:p>
      <text:p text:style-name="P27"><text:s text:c="4"/><text:span text:style-name="T41">ASSERT_EQ</text:span><text:span text:style-name="T31">(test_queue.end(), it);</text:span></text:p>
      <text:p text:style-name="P27"><text:s text:c="4"/><text:span text:style-name="T41">ASSERT_ANY_THROW</text:span><text:span text:style-name="T31">(it</text:span><text:span text:style-name="T23">++</text:span><text:span text:style-name="T31">);</text:span></text:p>
      <text:p text:style-name="P23">}</text:p>
      <text:p text:style-name="P23"><text:span text:style-name="T40">TEST</text:span>(QueueInsertErase, TestQueueInsertErase) {</text:p>
      <text:p text:style-name="P27"><text:s text:c="4"/><text:span text:style-name="T23">Containers</text:span><text:span text:style-name="T31">::</text:span><text:span text:style-name="T23">Queue</text:span><text:span text:style-name="T31">&lt;</text:span><text:span text:style-name="T21">int</text:span><text:span text:style-name="T31">&gt; test_queue;</text:span></text:p>
      <text:p text:style-name="P27"><text:s text:c="4"/><text:span text:style-name="T21">for </text:span><text:span text:style-name="T31">(</text:span><text:span text:style-name="T21">int </text:span><text:span text:style-name="T31">i = </text:span><text:span text:style-name="T29">1</text:span><text:span text:style-name="T31">; i &lt;= </text:span><text:span text:style-name="T29">10</text:span><text:span text:style-name="T31">; ++i) {</text:span></text:p>
      <text:p text:style-name="P27"><text:s text:c="8"/><text:span text:style-name="T31">test_queue.Push(i);</text:span></text:p>
      <text:p text:style-name="P27"><text:s text:c="4"/><text:span text:style-name="T31">}</text:span></text:p>
      <text:p text:style-name="P27"><text:s text:c="4"/><text:span text:style-name="T23">vector</text:span><text:span text:style-name="T31">&lt;</text:span><text:span text:style-name="T21">int</text:span><text:span text:style-name="T31">&gt; result;</text:span></text:p>
      <text:p text:style-name="P27"><text:s text:c="4"/><text:span text:style-name="T21">for </text:span><text:span text:style-name="T31">(</text:span><text:span text:style-name="T21">int </text:span><text:span text:style-name="T31">i : test_queue) {</text:span></text:p>
      <text:p text:style-name="P27"><text:s text:c="8"/><text:span text:style-name="T31">result.push_back(i);</text:span></text:p>
      <text:p text:style-name="P27"><text:s text:c="4"/><text:span text:style-name="T31">}</text:span></text:p>
      <text:p text:style-name="P27"><text:s text:c="4"/><text:span text:style-name="T23">vector</text:span><text:span text:style-name="T31">&lt;</text:span><text:span text:style-name="T21">int</text:span><text:span text:style-name="T31">&gt; expected_result = {</text:span><text:span text:style-name="T29">1</text:span><text:span text:style-name="T31">,</text:span><text:span text:style-name="T29">2</text:span><text:span text:style-name="T31">,</text:span><text:span text:style-name="T29">3</text:span><text:span text:style-name="T31">,</text:span><text:span text:style-name="T29">4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7"><text:s text:c="4"/><text:span text:style-name="T41">ASSERT_TRUE</text:span><text:span text:style-name="T31">(result </text:span><text:span text:style-name="T23">== </text:span><text:span text:style-name="T31">expected_result);</text:span></text:p>
      <text:p text:style-name="P27"><text:s text:c="4"/><text:span text:style-name="T21">auto </text:span><text:span text:style-name="T31">it = test_queue.begin();</text:span></text:p>
      <text:p text:style-name="P27"><text:s text:c="4"/><text:span text:style-name="T31">test_queue.Insert(it, </text:span><text:span text:style-name="T29">11</text:span><text:span text:style-name="T31">);</text:span></text:p>
      <text:p text:style-name="P27"><text:s text:c="4"/><text:span text:style-name="T31">test_queue.Insert(it, </text:span><text:span text:style-name="T29">12</text:span><text:span text:style-name="T31">);</text:span></text:p>
      <text:p text:style-name="P27"><text:s text:c="4"/><text:span text:style-name="T31">it</text:span><text:span text:style-name="T23">++</text:span><text:span text:style-name="T31">;</text:span></text:p>
      <text:p text:style-name="P27"><text:s text:c="4"/><text:span text:style-name="T31">it</text:span><text:span text:style-name="T23">++</text:span><text:span text:style-name="T31">;</text:span></text:p>
      <text:p text:style-name="P27"><text:s text:c="4"/><text:span text:style-name="T31">test_queue.Insert(it, </text:span><text:span text:style-name="T29">4</text:span><text:span text:style-name="T31">);</text:span></text:p>
      <text:p text:style-name="P27"><text:s text:c="4"/><text:span text:style-name="T31">it</text:span><text:span text:style-name="T23">++</text:span><text:span text:style-name="T31">;</text:span></text:p>
      <text:p text:style-name="P27"><text:s text:c="4"/><text:span text:style-name="T31">test_queue.Erase(it);</text:span></text:p>
      <text:p text:style-name="P27"><text:s text:c="4"/><text:span text:style-name="T31">expected_result </text:span><text:span text:style-name="T23">= </text:span><text:span text:style-name="T31">{</text:span><text:span text:style-name="T29">11</text:span><text:span text:style-name="T31">,</text:span><text:span text:style-name="T29">12</text:span><text:span text:style-name="T31">,</text:span><text:span text:style-name="T29">1</text:span><text:span text:style-name="T31">,</text:span><text:span text:style-name="T29">2</text:span><text:span text:style-name="T31">,</text:span><text:span text:style-name="T29">4</text:span><text:span text:style-name="T31">,</text:span><text:span text:style-name="T29">3</text:span><text:span text:style-name="T31">,</text:span><text:span text:style-name="T29">5</text:span><text:span text:style-name="T31">,</text:span><text:span text:style-name="T29">6</text:span><text:span text:style-name="T31">,</text:span><text:span text:style-name="T29">7</text:span><text:span text:style-name="T31">,</text:span><text:span text:style-name="T29">8</text:span><text:span text:style-name="T31">,</text:span><text:span text:style-name="T29">9</text:span><text:span text:style-name="T31">,</text:span><text:span text:style-name="T29">10</text:span><text:span text:style-name="T31">};</text:span></text:p>
      <text:p text:style-name="P27"><text:s text:c="4"/><text:span text:style-name="T31">result.clear();</text:span></text:p>
      <text:p text:style-name="P27"><text:s text:c="4"/><text:span text:style-name="T21">for </text:span><text:span text:style-name="T31">(</text:span><text:span text:style-name="T21">int </text:span><text:span text:style-name="T31">i : test_queue) {</text:span></text:p>
      <text:p text:style-name="P27"><text:s text:c="8"/><text:span text:style-name="T31">result.push_back(i);</text:span></text:p>
      <text:p text:style-name="P27"><text:s text:c="4"/><text:span text:style-name="T31">}</text:span></text:p>
      <text:p text:style-name="P27"><text:s text:c="4"/><text:span text:style-name="T41">ASSERT_TRUE</text:span><text:span text:style-name="T31">(result </text:span><text:span text:style-name="T23">== </text:span><text:span text:style-name="T31">expected_result);</text:span></text:p>
      <text:p text:style-name="P23">}</text:p>
      <text:p text:style-name="P23"><text:span text:style-name="T20">int </text:span>main(<text:span text:style-name="T20">int </text:span>argc, <text:span text:style-name="T20">char</text:span>** argv) {</text:p>
      <text:p text:style-name="P27"><text:s text:c="4"/><text:span text:style-name="T23">testing</text:span><text:span text:style-name="T31">::InitGoogleTest(&amp;argc, argv);</text:span></text:p>
      <text:p text:style-name="P27"><text:s text:c="4"/><text:span text:style-name="T21">return </text:span><text:span text:style-name="T31">RUN_ALL_TESTS();</text:span></text:p>
      <text:p text:style-name="P30">}</text:p>
      <text:p text:style-name="P21"/>
      <text:list xml:id="list162737587579053" text:continue-numbering="true" text:style-name="WWNum2">
        <text:list-item>
          <text:p text:style-name="P39">Результаты выполнения тестов</text:p>
        </text:list-item>
      </text:list>
      <text:p text:style-name="P20">[==========] Running 3 tests from 3 test suites.</text:p>
      <text:p text:style-name="P20">[----------] Global test environment set-up.</text:p>
      <text:p text:style-name="P20">[----------] 1 test from QueueInterface</text:p>
      <text:p text:style-name="P20"><text:soft-page-break/>[ RUN <text:s text:c="5"/>] QueueInterface.TestQueueInterface</text:p>
      <text:p text:style-name="P20">[ <text:s text:c="6"/>OK ] QueueInterface.TestQueueInterface (1 ms)</text:p>
      <text:p text:style-name="P20">[----------] 1 test from QueueInterface (1 ms total)</text:p>
      <text:p text:style-name="P20"/>
      <text:p text:style-name="P20">[----------] 1 test from QueueIterators</text:p>
      <text:p text:style-name="P20">[ RUN <text:s text:c="5"/>] QueueIterators.TestQueueIterators</text:p>
      <text:p text:style-name="P20">[ <text:s text:c="6"/>OK ] QueueIterators.TestQueueIterators (0 ms)</text:p>
      <text:p text:style-name="P20">[----------] 1 test from QueueIterators (0 ms total)</text:p>
      <text:p text:style-name="P20"/>
      <text:p text:style-name="P20">[----------] 1 test from QueueInsertErase</text:p>
      <text:p text:style-name="P20">[ RUN <text:s text:c="5"/>] QueueInsertErase.TestQueueInsertErase</text:p>
      <text:p text:style-name="P20">[ <text:s text:c="6"/>OK ] QueueInsertErase.TestQueueInsertErase (0 ms)</text:p>
      <text:p text:style-name="P20">[----------] 1 test from QueueInsertErase (0 ms total)</text:p>
      <text:p text:style-name="P20"/>
      <text:p text:style-name="P20">[----------] Global test environment tear-down</text:p>
      <text:p text:style-name="P20">[==========] 3 tests from 3 test suites ran. (1 ms total)</text:p>
      <text:p text:style-name="P20">[ <text:s/>PASSED <text:s/>] 3 tests.</text:p>
      <text:list xml:id="list162738675993854" text:continue-numbering="true" text:style-name="WWNum2">
        <text:list-item>
          <text:p text:style-name="P38">Листинг программы</text:p>
        </text:list-item>
      </text:list>
      <text:p text:style-name="P16"/>
      <text:p text:style-name="P17">main.cpp</text:p>
      <text:p text:style-name="P24"><text:span text:style-name="T15">#include </text:span><text:span text:style-name="T18">&lt;iostream&gt;</text:span></text:p>
      <text:p text:style-name="P23"><text:span text:style-name="T11">#include </text:span><text:span text:style-name="T16">&lt;string&gt;</text:span></text:p>
      <text:p text:style-name="P23"><text:span text:style-name="T11">#include </text:span><text:span text:style-name="T16">&lt;algorithm&gt;</text:span></text:p>
      <text:p text:style-name="P23"><text:span text:style-name="T11">#include </text:span><text:span text:style-name="T16">"Trapeze.h"</text:span></text:p>
      <text:p text:style-name="P23"><text:span text:style-name="T11">#include </text:span><text:span text:style-name="T16">"Queue.h"</text:span></text:p>
      <text:p text:style-name="P23"><text:span text:style-name="T20">int </text:span>main() {</text:p>
      <text:p text:style-name="P27"><text:s text:c="4"/><text:span text:style-name="T23">std</text:span><text:span text:style-name="T31">::</text:span><text:span text:style-name="T27">string </text:span><text:span text:style-name="T31">command;</text:span></text:p>
      <text:p text:style-name="P27"><text:s text:c="4"/><text:span text:style-name="T23">Containers</text:span><text:span text:style-name="T31">::</text:span><text:span text:style-name="T23">Queue</text:span><text:span text:style-name="T31">&lt;</text:span><text:span text:style-name="T23">Trapeze</text:span><text:span text:style-name="T31">&lt;</text:span><text:span text:style-name="T21">int</text:span><text:span text:style-name="T31">&gt;&gt; figures;</text:span></text:p>
      <text:p text:style-name="P27"><text:s text:c="4"/><text:span text:style-name="T21">while </text:span><text:span text:style-name="T31">(</text:span><text:span text:style-name="T23">std</text:span><text:span text:style-name="T31">::cin </text:span><text:span text:style-name="T23">&gt;&gt; </text:span><text:span text:style-name="T31">command) {</text:span></text:p>
      <text:p text:style-name="P27"><text:s text:c="8"/><text:span text:style-name="T21">if </text:span><text:span text:style-name="T31">(command </text:span><text:span text:style-name="T23">== </text:span><text:span text:style-name="T17">"add"</text:span><text:span text:style-name="T31">) {</text:span></text:p>
      <text:p text:style-name="P27"><text:s text:c="12"/><text:span text:style-name="T27">size_t </text:span><text:span text:style-name="T31">position;</text:span></text:p>
      <text:p text:style-name="P27"><text:s text:c="12"/><text:span text:style-name="T23">std</text:span><text:span text:style-name="T31">::cin </text:span><text:span text:style-name="T23">&gt;&gt; </text:span><text:span text:style-name="T31">position;</text:span></text:p>
      <text:p text:style-name="P27"><text:s text:c="12"/><text:span text:style-name="T21">auto </text:span><text:span text:style-name="T31">it = figures.begin();</text:span></text:p>
      <text:p text:style-name="P27"><text:soft-page-break/><text:s text:c="12"/><text:span text:style-name="T21">try </text:span><text:span text:style-name="T31">{</text:span></text:p>
      <text:p text:style-name="P27"><text:s text:c="16"/><text:span text:style-name="T31">it </text:span><text:span text:style-name="T23">= std</text:span><text:span text:style-name="T31">::next(it, position);</text:span></text:p>
      <text:p text:style-name="P27"><text:s text:c="12"/><text:span text:style-name="T31">} </text:span><text:span text:style-name="T21">catch</text:span><text:span text:style-name="T31">(</text:span><text:span text:style-name="T23">std</text:span><text:span text:style-name="T31">::</text:span><text:span text:style-name="T23">exception</text:span><text:span text:style-name="T31">&amp; e) {</text:span></text:p>
      <text:p text:style-name="P27"><text:s text:c="16"/><text:span text:style-name="T23">std</text:span><text:span text:style-name="T31">::cout </text:span><text:span text:style-name="T23">&lt;&lt; </text:span><text:span text:style-name="T17">"Position is too big</text:span><text:span text:style-name="T21">\n</text:span><text:span text:style-name="T17">"</text:span><text:span text:style-name="T31">;</text:span></text:p>
      <text:p text:style-name="P27"><text:s text:c="12"/><text:span text:style-name="T31">}</text:span></text:p>
      <text:p text:style-name="P27"><text:s text:c="12"/><text:span text:style-name="T23">Trapeze</text:span><text:span text:style-name="T31">&lt;</text:span><text:span text:style-name="T21">int</text:span><text:span text:style-name="T31">&gt; new_figure;</text:span></text:p>
      <text:p text:style-name="P27"><text:s text:c="12"/><text:span text:style-name="T21">try </text:span><text:span text:style-name="T31">{</text:span></text:p>
      <text:p text:style-name="P27"><text:s text:c="16"/><text:span text:style-name="T23">std</text:span><text:span text:style-name="T31">::cin </text:span><text:span text:style-name="T23">&gt;&gt; </text:span><text:span text:style-name="T31">new_figure;</text:span></text:p>
      <text:p text:style-name="P27"><text:s text:c="12"/><text:span text:style-name="T31">} </text:span><text:span text:style-name="T21">catch </text:span><text:span text:style-name="T31">(</text:span><text:span text:style-name="T23">std</text:span><text:span text:style-name="T31">::</text:span><text:span text:style-name="T23">exception</text:span><text:span text:style-name="T31">&amp; ex) {</text:span></text:p>
      <text:p text:style-name="P27"><text:s text:c="16"/><text:span text:style-name="T23">std</text:span><text:span text:style-name="T31">::cout </text:span><text:span text:style-name="T23">&lt;&lt; </text:span><text:span text:style-name="T31">ex.what()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12"/><text:span text:style-name="T31">}</text:span></text:p>
      <text:p text:style-name="P27"><text:s text:c="12"/><text:span text:style-name="T31">figures.</text:span><text:span text:style-name="T32">Insert</text:span><text:span text:style-name="T31">(</text:span><text:span text:style-name="T32">it, </text:span><text:span text:style-name="T31">new_figure);</text:span></text:p>
      <text:p text:style-name="P27"><text:s text:c="12"/><text:span text:style-name="T23">std</text:span><text:span text:style-name="T31">::cout </text:span><text:span text:style-name="T23">&lt;&lt; </text:span><text:span text:style-name="T31">new_figure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8"/><text:span text:style-name="T31">} </text:span><text:span text:style-name="T21">else if </text:span><text:span text:style-name="T31">(command </text:span><text:span text:style-name="T23">== </text:span><text:span text:style-name="T17">"erase"</text:span><text:span text:style-name="T31">) {</text:span></text:p>
      <text:p text:style-name="P27"><text:s text:c="12"/><text:span text:style-name="T27">size_t </text:span><text:span text:style-name="T31">index;</text:span></text:p>
      <text:p text:style-name="P27"><text:s text:c="12"/><text:span text:style-name="T23">std</text:span><text:span text:style-name="T31">::cin </text:span><text:span text:style-name="T23">&gt;&gt; </text:span><text:span text:style-name="T31">index;</text:span></text:p>
      <text:p text:style-name="P27"><text:s text:c="12"/><text:span text:style-name="T21">try </text:span><text:span text:style-name="T31">{</text:span></text:p>
      <text:p text:style-name="P27"><text:s text:c="16"/><text:span text:style-name="T21">auto </text:span><text:span text:style-name="T31">it = </text:span><text:span text:style-name="T23">std</text:span><text:span text:style-name="T31">::next(figures.begin(), index);</text:span></text:p>
      <text:p text:style-name="P27"><text:s text:c="16"/><text:span text:style-name="T31">figures.Erase(it);</text:span></text:p>
      <text:p text:style-name="P27"><text:s text:c="12"/><text:span text:style-name="T31">} </text:span><text:span text:style-name="T21">catch </text:span><text:span text:style-name="T31">(...) {</text:span></text:p>
      <text:p text:style-name="P27"><text:s text:c="16"/><text:span text:style-name="T23">std</text:span><text:span text:style-name="T31">::cout </text:span><text:span text:style-name="T23">&lt;&lt; </text:span><text:span text:style-name="T17">"Index is too big</text:span><text:span text:style-name="T21">\n</text:span><text:span text:style-name="T17">"</text:span><text:span text:style-name="T31">;</text:span></text:p>
      <text:p text:style-name="P27"><text:s text:c="16"/><text:span text:style-name="T21">continue</text:span><text:span text:style-name="T31">;</text:span></text:p>
      <text:p text:style-name="P27"><text:s text:c="12"/><text:span text:style-name="T31">}</text:span></text:p>
      <text:p text:style-name="P27"><text:s text:c="8"/><text:span text:style-name="T31">} </text:span><text:span text:style-name="T21">else if </text:span><text:span text:style-name="T31">(command </text:span><text:span text:style-name="T23">== </text:span><text:span text:style-name="T17">"size"</text:span><text:span text:style-name="T31">) {</text:span></text:p>
      <text:p text:style-name="P27"><text:s text:c="10"/><text:span text:style-name="T23">std</text:span><text:span text:style-name="T31">::cout </text:span><text:span text:style-name="T23">&lt;&lt; </text:span><text:span text:style-name="T31">figures.Size()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8"/><text:span text:style-name="T31">} </text:span><text:span text:style-name="T21">else if </text:span><text:span text:style-name="T31">(command </text:span><text:span text:style-name="T23">== </text:span><text:span text:style-name="T17">"print"</text:span><text:span text:style-name="T31">) {</text:span></text:p>
      <text:p text:style-name="P27"><text:s text:c="12"/><text:span text:style-name="T23">std</text:span><text:span text:style-name="T31">::for_each(figures.begin(), figures.end(), [] (</text:span><text:span text:style-name="T21">const </text:span><text:span text:style-name="T23">Trapeze</text:span><text:span text:style-name="T31">&lt;</text:span><text:span text:style-name="T21">int</text:span><text:span text:style-name="T31">&gt;&amp; fig) {</text:span></text:p>
      <text:p text:style-name="P27"><text:s text:c="16"/><text:span text:style-name="T23">std</text:span><text:span text:style-name="T31">::cout </text:span><text:span text:style-name="T23">&lt;&lt; </text:span><text:span text:style-name="T31">fig </text:span><text:span text:style-name="T23">&lt;&lt; </text:span><text:span text:style-name="T17">" "</text:span><text:span text:style-name="T31">;</text:span></text:p>
      <text:p text:style-name="P27"><text:s text:c="12"/><text:span text:style-name="T31">});</text:span></text:p>
      <text:p text:style-name="P27"><text:s text:c="12"/><text:span text:style-name="T23">std</text:span><text:span text:style-name="T31">::cout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8"/><text:span text:style-name="T31">} </text:span><text:span text:style-name="T21">else if </text:span><text:span text:style-name="T31">(command </text:span><text:span text:style-name="T23">== </text:span><text:span text:style-name="T17">"count"</text:span><text:span text:style-name="T31">) {</text:span></text:p>
      <text:p text:style-name="P27"><text:s text:c="12"/><text:span text:style-name="T27">size_t </text:span><text:span text:style-name="T31">required_area;</text:span></text:p>
      <text:p text:style-name="P27"><text:s text:c="12"/><text:span text:style-name="T23">std</text:span><text:span text:style-name="T31">::cin </text:span><text:span text:style-name="T23">&gt;&gt; </text:span><text:span text:style-name="T31">required_area;</text:span></text:p>
      <text:p text:style-name="P27"><text:s text:c="12"/><text:span text:style-name="T23">std</text:span><text:span text:style-name="T31">::cout </text:span><text:span text:style-name="T23">&lt;&lt; std</text:span><text:span text:style-name="T31">::count_if(figures.begin(), figures.end(), [&amp;required_area] (</text:span><text:span text:style-name="T21">const </text:span><text:span text:style-name="T23">Trapeze</text:span><text:span text:style-name="T31">&lt;</text:span><text:span text:style-name="T21">int</text:span><text:span text:style-name="T31">&gt;&amp; fig) {</text:span></text:p>
      <text:p text:style-name="P27"><text:s text:c="16"/><text:span text:style-name="T21">return </text:span><text:span text:style-name="T31">fig.Area() &lt; required_area;</text:span></text:p>
      <text:p text:style-name="P27"><text:s text:c="12"/><text:span text:style-name="T31">});</text:span></text:p>
      <text:p text:style-name="P27"><text:s text:c="12"/><text:span text:style-name="T23">std</text:span><text:span text:style-name="T31">::cout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8"/><text:span text:style-name="T31">} </text:span><text:span text:style-name="T21">else </text:span><text:span text:style-name="T31">{</text:span></text:p>
      <text:p text:style-name="P27"><text:s text:c="12"/><text:span text:style-name="T23">std</text:span><text:span text:style-name="T31">::cout </text:span><text:span text:style-name="T23">&lt;&lt; </text:span><text:span text:style-name="T17">"Incorrect command" </text:span><text:span text:style-name="T23">&lt;&lt; </text:span><text:span text:style-name="T17">"</text:span><text:span text:style-name="T21">\n</text:span><text:span text:style-name="T17">"</text:span><text:span text:style-name="T31">;</text:span></text:p>
      <text:p text:style-name="P27"><text:s text:c="12"/><text:span text:style-name="T23">std</text:span><text:span text:style-name="T31">::cin.ignore(</text:span><text:span text:style-name="T29">32767</text:span><text:span text:style-name="T31">, </text:span><text:span text:style-name="T17">'</text:span><text:span text:style-name="T21">\n</text:span><text:span text:style-name="T17">'</text:span><text:span text:style-name="T31">);</text:span></text:p>
      <text:p text:style-name="P27"><text:s text:c="8"/><text:span text:style-name="T31">}</text:span></text:p>
      <text:p text:style-name="P27"><text:s text:c="4"/><text:span text:style-name="T31">}</text:span></text:p>
      <text:p text:style-name="P30">}</text:p>
      <text:p text:style-name="P43"/>
      <text:p text:style-name="P3"><text:span text:style-name="T2">Trapeze</text:span><text:bookmark-start text:name="__DdeLink__2335_150959209"/><text:span text:style-name="T1">.h</text:span></text:p>
      <text:p text:style-name="P24"><text:bookmark-end text:name="__DdeLink__2335_150959209"/><text:span text:style-name="T13">#pragma </text:span><text:span text:style-name="T34">once</text:span></text:p>
      <text:p text:style-name="P23"><text:span text:style-name="T11">#include </text:span><text:span text:style-name="T16">"Point.h"</text:span></text:p>
      <text:p text:style-name="P23"><text:span text:style-name="T11">#include </text:span><text:span text:style-name="T16">&lt;exception&gt;</text:span></text:p>
      <text:p text:style-name="P23"><text:span text:style-name="T20">template </text:span>&lt;<text:span text:style-name="T20">typename </text:span><text:span text:style-name="T26">T</text:span>&gt;</text:p>
      <text:p text:style-name="P23"><text:soft-page-break/><text:span text:style-name="T20">class </text:span><text:span text:style-name="T22">Trapeze </text:span>{</text:p>
      <text:p text:style-name="P23"><text:span text:style-name="T20">public</text:span>:</text:p>
      <text:p text:style-name="P27"><text:s text:c="4"/><text:span text:style-name="T31">Trapeze() = </text:span><text:span text:style-name="T21">default</text:span><text:span text:style-name="T31">;</text:span></text:p>
      <text:p text:style-name="P27"><text:s text:c="4"/><text:span text:style-name="T31">Trapeze(</text:span><text:span text:style-name="T23">Point</text:span><text:span text:style-name="T31">&lt;</text:span><text:span text:style-name="T27">T</text:span><text:span text:style-name="T31">&gt; p1, </text:span><text:span text:style-name="T23">Point</text:span><text:span text:style-name="T31">&lt;</text:span><text:span text:style-name="T27">T</text:span><text:span text:style-name="T31">&gt; p2, </text:span><text:span text:style-name="T23">Point</text:span><text:span text:style-name="T31">&lt;</text:span><text:span text:style-name="T27">T</text:span><text:span text:style-name="T31">&gt; p3, </text:span><text:span text:style-name="T23">Point</text:span><text:span text:style-name="T31">&lt;</text:span><text:span text:style-name="T27">T</text:span><text:span text:style-name="T31">&gt; p4);</text:span></text:p>
      <text:p text:style-name="P27"><text:s text:c="4"/><text:span text:style-name="T23">Point</text:span><text:span text:style-name="T31">&lt;</text:span><text:span text:style-name="T27">T</text:span><text:span text:style-name="T31">&gt; Center() </text:span><text:span text:style-name="T21">const</text:span><text:span text:style-name="T31">;</text:span></text:p>
      <text:p text:style-name="P27"><text:s text:c="4"/><text:span text:style-name="T21">double </text:span><text:span text:style-name="T31">Area() </text:span><text:span text:style-name="T21">const</text:span><text:span text:style-name="T31">;</text:span></text:p>
      <text:p text:style-name="P27"><text:s text:c="4"/><text:span text:style-name="T21">void </text:span><text:span text:style-name="T31">Print(</text:span><text:span text:style-name="T23">std</text:span><text:span text:style-name="T31">::</text:span><text:span text:style-name="T27">ostream</text:span><text:span text:style-name="T31">&amp; os) </text:span><text:span text:style-name="T21">const</text:span><text:span text:style-name="T31">;</text:span></text:p>
      <text:p text:style-name="P27"><text:s text:c="4"/><text:span text:style-name="T21">void </text:span><text:span text:style-name="T31">Scan(</text:span><text:span text:style-name="T23">std</text:span><text:span text:style-name="T31">::</text:span><text:span text:style-name="T27">istream</text:span><text:span text:style-name="T31">&amp; is);</text:span></text:p>
      <text:p text:style-name="P23"><text:span text:style-name="T20">private</text:span>:</text:p>
      <text:p text:style-name="P27"><text:s text:c="4"/><text:span text:style-name="T23">Point</text:span><text:span text:style-name="T31">&lt;</text:span><text:span text:style-name="T27">T</text:span><text:span text:style-name="T31">&gt; </text:span><text:span text:style-name="T30">p1_</text:span><text:span text:style-name="T31">, </text:span><text:span text:style-name="T30">p2_</text:span><text:span text:style-name="T31">, </text:span><text:span text:style-name="T30">p3_</text:span><text:span text:style-name="T31">, </text:span><text:span text:style-name="T30">p4_</text:span><text:span text:style-name="T31">;</text:span></text:p>
      <text:p text:style-name="P23">};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Trapeze</text:span>&lt;<text:span text:style-name="T26">T</text:span>&gt;::Trapeze(<text:span text:style-name="T22">Point</text:span>&lt;<text:span text:style-name="T26">T</text:span>&gt; p1, <text:span text:style-name="T22">Point</text:span>&lt;<text:span text:style-name="T26">T</text:span>&gt; p2, <text:span text:style-name="T22">Point</text:span>&lt;<text:span text:style-name="T26">T</text:span>&gt; p3, <text:span text:style-name="T22">Point</text:span>&lt;<text:span text:style-name="T26">T</text:span>&gt; p4)</text:p>
      <text:p text:style-name="P27"><text:s text:c="8"/><text:span text:style-name="T31">: <text:s/></text:span><text:span text:style-name="T30">p1_</text:span><text:span text:style-name="T31">(p1), </text:span><text:span text:style-name="T30">p2_</text:span><text:span text:style-name="T31">(p2), </text:span><text:span text:style-name="T30">p3_</text:span><text:span text:style-name="T31">(p3), </text:span><text:span text:style-name="T30">p4_</text:span><text:span text:style-name="T31">(p4){</text:span></text:p>
      <text:p text:style-name="P27"><text:s text:c="4"/><text:span text:style-name="T31">Vector v1(</text:span><text:span text:style-name="T30">p1_</text:span><text:span text:style-name="T31">, </text:span><text:span text:style-name="T30">p2_</text:span><text:span text:style-name="T31">), v2(</text:span><text:span text:style-name="T30">p3_</text:span><text:span text:style-name="T31">, </text:span><text:span text:style-name="T30">p4_</text:span><text:span text:style-name="T31">);</text:span></text:p>
      <text:p text:style-name="P27"><text:s text:c="4"/><text:span text:style-name="T21">if </text:span><text:span text:style-name="T31">(v1 = Vector(</text:span><text:span text:style-name="T30">p1_</text:span><text:span text:style-name="T31">, </text:span><text:span text:style-name="T30">p2_</text:span><text:span text:style-name="T31">), v2 = Vector(</text:span><text:span text:style-name="T30">p3_</text:span><text:span text:style-name="T31">, </text:span><text:span text:style-name="T30">p4_</text:span><text:span text:style-name="T31">), is_parallel(v1, v2)) {</text:span></text:p>
      <text:p text:style-name="P27"><text:s text:c="8"/><text:span text:style-name="T21">if </text:span><text:span text:style-name="T31">(v1 * v2 &lt; </text:span><text:span text:style-name="T29">0</text:span><text:span text:style-name="T31">) {</text:span></text:p>
      <text:p text:style-name="P27"><text:s text:c="12"/><text:span text:style-name="T23">std</text:span><text:span text:style-name="T31">::swap(</text:span><text:span text:style-name="T30">p3_</text:span><text:span text:style-name="T31">, </text:span><text:span text:style-name="T30">p4_</text:span><text:span text:style-name="T31">);</text:span></text:p>
      <text:p text:style-name="P27"><text:s text:c="8"/><text:span text:style-name="T31">}</text:span></text:p>
      <text:p text:style-name="P27"><text:s text:c="4"/><text:span text:style-name="T31">} </text:span><text:span text:style-name="T21">else if </text:span><text:span text:style-name="T31">(v1 = Vector(</text:span><text:span text:style-name="T30">p1_</text:span><text:span text:style-name="T31">, </text:span><text:span text:style-name="T30">p3_</text:span><text:span text:style-name="T31">), v2 = Vector(</text:span><text:span text:style-name="T30">p2_</text:span><text:span text:style-name="T31">, </text:span><text:span text:style-name="T30">p4_</text:span><text:span text:style-name="T31">), is_parallel(v1, v2)) {</text:span></text:p>
      <text:p text:style-name="P27"><text:s text:c="8"/><text:span text:style-name="T21">if </text:span><text:span text:style-name="T31">(v1 * v2 &lt; </text:span><text:span text:style-name="T29">0</text:span><text:span text:style-name="T31">) {</text:span></text:p>
      <text:p text:style-name="P27"><text:s text:c="12"/><text:span text:style-name="T23">std</text:span><text:span text:style-name="T31">::swap(</text:span><text:span text:style-name="T30">p2_</text:span><text:span text:style-name="T31">, </text:span><text:span text:style-name="T30">p4_</text:span><text:span text:style-name="T31">);</text:span></text:p>
      <text:p text:style-name="P27"><text:s text:c="8"/><text:span text:style-name="T31">}</text:span></text:p>
      <text:p text:style-name="P27"><text:s text:c="8"/><text:span text:style-name="T23">std</text:span><text:span text:style-name="T31">::swap(</text:span><text:span text:style-name="T30">p2_</text:span><text:span text:style-name="T31">, </text:span><text:span text:style-name="T30">p3_</text:span><text:span text:style-name="T31">);</text:span></text:p>
      <text:p text:style-name="P27"><text:s text:c="4"/><text:span text:style-name="T31">} </text:span><text:span text:style-name="T21">else if </text:span><text:span text:style-name="T31">(v1 = Vector(</text:span><text:span text:style-name="T30">p1_</text:span><text:span text:style-name="T31">, </text:span><text:span text:style-name="T30">p4_</text:span><text:span text:style-name="T31">), v2 = Vector(</text:span><text:span text:style-name="T30">p2_</text:span><text:span text:style-name="T31">, </text:span><text:span text:style-name="T30">p3_</text:span><text:span text:style-name="T31">), is_parallel(v1, v2)) {</text:span></text:p>
      <text:p text:style-name="P27"><text:s text:c="8"/><text:span text:style-name="T21">if </text:span><text:span text:style-name="T31">(v1 * v2 &lt; </text:span><text:span text:style-name="T29">0</text:span><text:span text:style-name="T31">) {</text:span></text:p>
      <text:p text:style-name="P27"><text:s text:c="12"/><text:span text:style-name="T23">std</text:span><text:span text:style-name="T31">::swap(</text:span><text:span text:style-name="T30">p2_</text:span><text:span text:style-name="T31">, </text:span><text:span text:style-name="T30">p3_</text:span><text:span text:style-name="T31">);</text:span></text:p>
      <text:p text:style-name="P27"><text:s text:c="8"/><text:span text:style-name="T31">}</text:span></text:p>
      <text:p text:style-name="P27"><text:s text:c="8"/><text:span text:style-name="T23">std</text:span><text:span text:style-name="T31">::swap(</text:span><text:span text:style-name="T30">p2_</text:span><text:span text:style-name="T31">, </text:span><text:span text:style-name="T30">p4_</text:span><text:span text:style-name="T31">);</text:span></text:p>
      <text:p text:style-name="P27"><text:s text:c="8"/><text:span text:style-name="T23">std</text:span><text:span text:style-name="T31">::swap(</text:span><text:span text:style-name="T30">p3_</text:span><text:span text:style-name="T31">, </text:span><text:span text:style-name="T30">p4_</text:span><text:span text:style-name="T31">);</text:span></text:p>
      <text:p text:style-name="P27"><text:s text:c="4"/><text:span text:style-name="T31">} </text:span><text:span text:style-name="T21">else </text:span><text:span text:style-name="T31">{</text:span></text:p>
      <text:p text:style-name="P27"><text:s text:c="8"/><text:span text:style-name="T21">throw </text:span><text:span text:style-name="T23">std</text:span><text:span text:style-name="T31">::</text:span><text:span text:style-name="T23">logic_error</text:span><text:span text:style-name="T31">(</text:span><text:span text:style-name="T17">"At least 2 sides of trapeze must be parallel"</text:span><text:span text:style-name="T31">);</text:span></text:p>
      <text:p text:style-name="P27"><text:s text:c="4"/><text:span text:style-name="T31">}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Point</text:span>&lt;<text:span text:style-name="T26">T</text:span>&gt; <text:span text:style-name="T22">Trapeze</text:span>&lt;<text:span text:style-name="T26">T</text:span>&gt;::Center() <text:span text:style-name="T20">const </text:span>{</text:p>
      <text:p text:style-name="P27"><text:s text:c="4"/><text:span text:style-name="T21">return </text:span><text:span text:style-name="T31">(</text:span><text:span text:style-name="T30">p1_ </text:span><text:span text:style-name="T31">+ </text:span><text:span text:style-name="T30">p2_ </text:span><text:span text:style-name="T31">+ </text:span><text:span text:style-name="T30">p3_ </text:span><text:span text:style-name="T31">+ </text:span><text:span text:style-name="T30">p4_</text:span><text:span text:style-name="T31">) / </text:span><text:span text:style-name="T29">4</text:span><text:span text:style-name="T31">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double </text:span><text:span text:style-name="T22">Trapeze</text:span>&lt;<text:span text:style-name="T26">T</text:span>&gt;::Area() <text:span text:style-name="T20">const </text:span>{</text:p>
      <text:p text:style-name="P27"><text:s text:c="4"/><text:span text:style-name="T21">double </text:span><text:span text:style-name="T31">height = point_and_line_distance(</text:span><text:span text:style-name="T30">p1_</text:span><text:span text:style-name="T31">, </text:span><text:span text:style-name="T30">p3_</text:span><text:span text:style-name="T31">, </text:span><text:span text:style-name="T30">p4_</text:span><text:span text:style-name="T31">);</text:span></text:p>
      <text:p text:style-name="P27"><text:s text:c="4"/><text:span text:style-name="T21">return </text:span><text:span text:style-name="T31">(</text:span><text:span text:style-name="T23">Vector</text:span><text:span text:style-name="T31">&lt;</text:span><text:span text:style-name="T27">T</text:span><text:span text:style-name="T31">&gt;(</text:span><text:span text:style-name="T30">p1_</text:span><text:span text:style-name="T31">, </text:span><text:span text:style-name="T30">p2_</text:span><text:span text:style-name="T31">).length() + </text:span><text:span text:style-name="T23">Vector</text:span><text:span text:style-name="T31">&lt;</text:span><text:span text:style-name="T27">T</text:span><text:span text:style-name="T31">&gt;(</text:span><text:span text:style-name="T30">p3_</text:span><text:span text:style-name="T31">, </text:span><text:span text:style-name="T30">p4_</text:span><text:span text:style-name="T31">).length()) * height / </text:span><text:span text:style-name="T29">2</text:span><text:span text:style-name="T31">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void </text:span><text:span text:style-name="T22">Trapeze</text:span>&lt;<text:span text:style-name="T26">T</text:span>&gt;::Print(<text:span text:style-name="T22">std</text:span>::<text:span text:style-name="T26">ostream</text:span>&amp; os) <text:span text:style-name="T20">const </text:span>{</text:p>
      <text:p text:style-name="P27"><text:s text:c="4"/><text:span text:style-name="T31">os </text:span><text:span text:style-name="T23">&lt;&lt; </text:span><text:span text:style-name="T17">"Trapeze p1:" </text:span><text:span text:style-name="T31">&lt;&lt; </text:span><text:span text:style-name="T30">p1_ </text:span><text:span text:style-name="T31">&lt;&lt; </text:span><text:span text:style-name="T17">", p2:" </text:span><text:span text:style-name="T31">&lt;&lt; </text:span><text:span text:style-name="T30">p2_ </text:span><text:span text:style-name="T31">&lt;&lt; </text:span><text:span text:style-name="T17">", p3:" </text:span><text:span text:style-name="T31">&lt;&lt; </text:span><text:span text:style-name="T30">p3_ </text:span><text:span text:style-name="T31">&lt;&lt; </text:span><text:span text:style-name="T17">", p4:" </text:span><text:span text:style-name="T31">&lt;&lt; </text:span><text:span text:style-name="T30">p4_</text:span><text:span text:style-name="T31">;</text:span></text:p>
      <text:p text:style-name="P23"><text:soft-page-break/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void </text:span><text:span text:style-name="T22">Trapeze</text:span>&lt;<text:span text:style-name="T26">T</text:span>&gt;::Scan(<text:span text:style-name="T22">std</text:span>::<text:span text:style-name="T26">istream </text:span>&amp;is) {</text:p>
      <text:p text:style-name="P27"><text:s text:c="4"/><text:span text:style-name="T23">Point</text:span><text:span text:style-name="T31">&lt;</text:span><text:span text:style-name="T27">T</text:span><text:span text:style-name="T31">&gt; p1,p2,p3,p4;</text:span></text:p>
      <text:p text:style-name="P27"><text:s text:c="4"/><text:span text:style-name="T31">is &gt;&gt; p1 &gt;&gt; p2 &gt;&gt; p3 &gt;&gt; p4;</text:span></text:p>
      <text:p text:style-name="P27"><text:s text:c="4"/><text:span text:style-name="T31">*</text:span><text:span text:style-name="T21">this </text:span><text:span text:style-name="T31">= </text:span><text:span text:style-name="T23">Trapeze</text:span><text:span text:style-name="T31">(p1,p2,p3,p4);</text:span></text:p>
      <text:p text:style-name="P31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std</text:span>::<text:span text:style-name="T26">istream</text:span>&amp; <text:span text:style-name="T25">operator </text:span>&gt;&gt; (<text:span text:style-name="T22">std</text:span>::<text:span text:style-name="T26">istream</text:span>&amp; is, <text:span text:style-name="T22">Trapeze</text:span>&lt;<text:span text:style-name="T26">T</text:span>&gt;&amp; fig) {</text:p>
      <text:p text:style-name="P27"><text:s text:c="4"/><text:span text:style-name="T31">fig.Scan(is);</text:span></text:p>
      <text:p text:style-name="P27"><text:s text:c="4"/><text:span text:style-name="T21">return </text:span><text:span text:style-name="T31">is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std</text:span>::<text:span text:style-name="T26">ostream</text:span>&amp; <text:span text:style-name="T25">operator </text:span>&lt;&lt; (<text:span text:style-name="T22">std</text:span>::<text:span text:style-name="T26">ostream</text:span>&amp; os, <text:span text:style-name="T20">const </text:span><text:span text:style-name="T22">Trapeze</text:span>&lt;<text:span text:style-name="T26">T</text:span>&gt;&amp; fig) {</text:p>
      <text:p text:style-name="P27"><text:s text:c="4"/><text:span text:style-name="T31">fig.Print(os);</text:span></text:p>
      <text:p text:style-name="P27"><text:s text:c="4"/><text:span text:style-name="T21">return </text:span><text:span text:style-name="T31">os;</text:span></text:p>
      <text:p text:style-name="P30">}</text:p>
      <text:p text:style-name="P28"/>
      <text:p text:style-name="P4"><text:span text:style-name="T5">Queue</text:span><text:bookmark-start text:name="__DdeLink__2335_1509592091"/><text:span text:style-name="T1">.h</text:span></text:p>
      <text:p text:style-name="P26"><text:bookmark-end text:name="__DdeLink__2335_1509592091"/><text:span text:style-name="T12">#pragma </text:span><text:span text:style-name="T33">once</text:span></text:p>
      <text:p text:style-name="P23"><text:span text:style-name="T11">#include </text:span><text:span text:style-name="T16">&lt;memory&gt;</text:span></text:p>
      <text:p text:style-name="P23"><text:span text:style-name="T11">#include </text:span><text:span text:style-name="T16">&lt;exception&gt;</text:span></text:p>
      <text:p text:style-name="P23"><text:span text:style-name="T20">namespace </text:span><text:span text:style-name="T22">Containers </text:span>{</text:p>
      <text:p text:style-name="P27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</text:span><text:span text:style-name="T31">;</text:span></text:p>
      <text:p text:style-name="P27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Node</text:span><text:span text:style-name="T31">;</text:span></text:p>
      <text:p text:style-name="P27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ConstIterator</text:span><text:span text:style-name="T31">;</text:span></text:p>
      <text:p text:style-name="P27"><text:s text:c="4"/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Iterator</text:span><text:span text:style-name="T31">;</text:span></text:p>
      <text:p text:style-name="P27"><text:s text:c="4"/><text:span text:style-name="T37">//Implementation of QueueNode</text:span></text:p>
      <text:p text:style-name="P27"><text:span text:style-name="T36"><text:s text:c="4"/></text:span><text:span text:style-name="T21">template 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struct </text:span><text:span text:style-name="T23">QueueNode </text:span><text:span text:style-name="T31">{</text:span></text:p>
      <text:p text:style-name="P27"><text:s text:c="8"/><text:span text:style-name="T31">QueueNode() = </text:span><text:span text:style-name="T21">default</text:span><text:span text:style-name="T31">;</text:span></text:p>
      <text:p text:style-name="P27"><text:s text:c="8"/><text:span text:style-name="T31">QueueNode(</text:span><text:span text:style-name="T27">T </text:span><text:span text:style-name="T31">new_value) : </text:span><text:span text:style-name="T30">value</text:span><text:span text:style-name="T31">(new_value) {}</text:span></text:p>
      <text:p text:style-name="P27"><text:s text:c="8"/><text:span text:style-name="T27">T </text:span><text:span text:style-name="T30">value</text:span><text:span text:style-name="T31">;</text:span></text:p>
      <text:p text:style-name="P27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gt; </text:span><text:span text:style-name="T30">next </text:span><text:span text:style-name="T31">= </text:span><text:span text:style-name="T21">nullptr</text:span><text:span text:style-name="T31">;</text:span></text:p>
      <text:p text:style-name="P27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gt; </text:span><text:span text:style-name="T30">prev</text:span><text:span text:style-name="T31">;</text:span></text:p>
      <text:p text:style-name="P27"><text:s text:c="4"/><text:span text:style-name="T31">};</text:span></text:p>
      <text:p text:style-name="P27"><text:s text:c="4"/><text:span text:style-name="T37">//Implementation of Queue</text:span></text:p>
      <text:p text:style-name="P27"><text:span text:style-name="T36"><text:s text:c="4"/></text:span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 </text:span><text:span text:style-name="T31">{</text:span></text:p>
      <text:p text:style-name="P27"><text:s text:c="8"/><text:span text:style-name="T21">friend </text:span><text:span text:style-name="T23">QueueIterator</text:span><text:span text:style-name="T31">&lt;</text:span><text:span text:style-name="T27">T</text:span><text:span text:style-name="T31">&gt;;</text:span></text:p>
      <text:p text:style-name="P27"><text:s text:c="8"/><text:span text:style-name="T21">friend </text:span><text:span text:style-name="T23">QueueConstIterator</text:span><text:span text:style-name="T31">&lt;</text:span><text:span text:style-name="T27">T</text:span><text:span text:style-name="T31">&gt;;</text:span></text:p>
      <text:p text:style-name="P27"><text:s text:c="4"/><text:span text:style-name="T21">public</text:span><text:span text:style-name="T31">:</text:span></text:p>
      <text:p text:style-name="P27"><text:s text:c="8"/><text:span text:style-name="T31">Queue() {</text:span></text:p>
      <text:p text:style-name="P27"><text:s text:c="12"/><text:span text:style-name="T30">tail </text:span><text:span text:style-name="T31">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);</text:span></text:p>
      <text:p text:style-name="P27"><text:s text:c="12"/><text:span text:style-name="T30">head </text:span><text:span text:style-name="T31">= </text:span><text:span text:style-name="T30">tail</text:span><text:span text:style-name="T31">;</text:span></text:p>
      <text:p text:style-name="P27"><text:s text:c="8"/><text:span text:style-name="T31">}</text:span></text:p>
      <text:p text:style-name="P27"><text:soft-page-break/><text:s text:c="8"/><text:span text:style-name="T31">Queue(</text:span><text:span text:style-name="T21">const </text:span><text:span text:style-name="T23">Queue</text:span><text:span text:style-name="T31">&amp; q) = </text:span><text:span text:style-name="T21">delete</text:span><text:span text:style-name="T31">;</text:span></text:p>
      <text:p text:style-name="P27"><text:s text:c="8"/><text:span text:style-name="T23">Queue</text:span><text:span text:style-name="T31">&amp; </text:span><text:span text:style-name="T24">operator </text:span><text:span text:style-name="T31">= (</text:span><text:span text:style-name="T21">const </text:span><text:span text:style-name="T23">Queue</text:span><text:span text:style-name="T31">&amp;) = </text:span><text:span text:style-name="T21">delete</text:span><text:span text:style-name="T31">;</text:span></text:p>
      <text:p text:style-name="P27"><text:s text:c="8"/><text:span text:style-name="T21">void </text:span><text:span text:style-name="T31">Pop() {</text:span></text:p>
      <text:p text:style-name="P27"><text:s text:c="12"/><text:span text:style-name="T21">if </text:span><text:span text:style-name="T31">(Empty()) {</text:span></text:p>
      <text:p text:style-name="P27"><text:s text:c="16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Pop from empty queue"</text:span><text:span text:style-name="T31">);</text:span></text:p>
      <text:p text:style-name="P27"><text:s text:c="12"/><text:span text:style-name="T31">}</text:span></text:p>
      <text:p text:style-name="P27"><text:s text:c="12"/><text:span text:style-name="T30">head </text:span><text:span text:style-name="T31">= </text:span><text:span text:style-name="T30">head</text:span><text:span text:style-name="T31">-&gt;next;</text:span></text:p>
      <text:p text:style-name="P27"><text:s text:c="8"/><text:span text:style-name="T31">}</text:span></text:p>
      <text:p text:style-name="P27"><text:s text:c="8"/><text:span text:style-name="T21">const </text:span><text:span text:style-name="T27">T</text:span><text:span text:style-name="T31">&amp; Top() </text:span><text:span text:style-name="T21">const </text:span><text:span text:style-name="T31">{</text:span></text:p>
      <text:p text:style-name="P27"><text:s text:c="12"/><text:span text:style-name="T21">return </text:span><text:span text:style-name="T30">head</text:span><text:span text:style-name="T31">-&gt;value;</text:span></text:p>
      <text:p text:style-name="P27"><text:s text:c="8"/><text:span text:style-name="T31">}</text:span></text:p>
      <text:p text:style-name="P27"><text:s text:c="8"/><text:span text:style-name="T27">T</text:span><text:span text:style-name="T31">&amp; Top() {</text:span></text:p>
      <text:p text:style-name="P27"><text:s text:c="12"/><text:span text:style-name="T21">return </text:span><text:span text:style-name="T30">head</text:span><text:span text:style-name="T31">-&gt;value;</text:span></text:p>
      <text:p text:style-name="P27"><text:s text:c="8"/><text:span text:style-name="T31">}</text:span></text:p>
      <text:p text:style-name="P27"><text:s text:c="8"/><text:span text:style-name="T27">size_t </text:span><text:span text:style-name="T31">Size() </text:span><text:span text:style-name="T21">const </text:span><text:span text:style-name="T31">{</text:span></text:p>
      <text:p text:style-name="P27"><text:s text:c="12"/><text:span text:style-name="T27">size_t </text:span><text:span text:style-name="T31">size = </text:span><text:span text:style-name="T29">0</text:span><text:span text:style-name="T31">;</text:span></text:p>
      <text:p text:style-name="P27"><text:s text:c="12"/><text:span text:style-name="T21">for </text:span><text:span text:style-name="T31">(</text:span><text:span text:style-name="T21">auto </text:span><text:span text:style-name="T31">i : *</text:span><text:span text:style-name="T21">this</text:span><text:span text:style-name="T31">) {</text:span></text:p>
      <text:p text:style-name="P27"><text:s text:c="16"/><text:span text:style-name="T31">size++;</text:span></text:p>
      <text:p text:style-name="P27"><text:s text:c="12"/><text:span text:style-name="T31">}</text:span></text:p>
      <text:p text:style-name="P27"><text:s text:c="12"/><text:span text:style-name="T21">return </text:span><text:span text:style-name="T31">size;</text:span></text:p>
      <text:p text:style-name="P27"><text:s text:c="8"/><text:span text:style-name="T31">}</text:span></text:p>
      <text:p text:style-name="P27"><text:s text:c="8"/><text:span text:style-name="T21">void </text:span><text:span text:style-name="T31">Push(</text:span><text:span text:style-name="T21">const </text:span><text:span text:style-name="T27">T </text:span><text:span text:style-name="T31">&amp;value) {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w_elem 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value);</text:span></text:p>
      <text:p text:style-name="P27"><text:s text:c="12"/><text:span text:style-name="T21">if </text:span><text:span text:style-name="T31">(Empty()) {</text:span></text:p>
      <text:p text:style-name="P27"><text:s text:c="16"/><text:span text:style-name="T30">head </text:span><text:span text:style-name="T31">= new_elem;</text:span></text:p>
      <text:p text:style-name="P27"><text:s text:c="16"/><text:span text:style-name="T30">head</text:span><text:span text:style-name="T31">-&gt;next = </text:span><text:span text:style-name="T30">tail</text:span><text:span text:style-name="T31">;</text:span></text:p>
      <text:p text:style-name="P27"><text:s text:c="16"/><text:span text:style-name="T30">tail</text:span><text:span text:style-name="T31">-&gt;prev = </text:span><text:span text:style-name="T30">head</text:span><text:span text:style-name="T31">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30">tail</text:span><text:span text:style-name="T31">-&gt;prev.lock()-&gt;next = new_elem;</text:span></text:p>
      <text:p text:style-name="P27"><text:s text:c="16"/><text:span text:style-name="T31">new_elem-&gt;prev = </text:span><text:span text:style-name="T30">tail</text:span><text:span text:style-name="T31">-&gt;prev;</text:span></text:p>
      <text:p text:style-name="P27"><text:s text:c="16"/><text:span text:style-name="T31">new_elem-&gt;next = </text:span><text:span text:style-name="T30">tail</text:span><text:span text:style-name="T31">;</text:span></text:p>
      <text:p text:style-name="P27"><text:s text:c="16"/><text:span text:style-name="T30">tail</text:span><text:span text:style-name="T31">-&gt;prev = new_elem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8"/><text:span text:style-name="T21">bool </text:span><text:span text:style-name="T31">Empty() </text:span><text:span text:style-name="T21">const </text:span><text:span text:style-name="T31">{</text:span></text:p>
      <text:p text:style-name="P27"><text:s text:c="12"/><text:span text:style-name="T21">return </text:span><text:span text:style-name="T30">head </text:span><text:span text:style-name="T31">== </text:span><text:span text:style-name="T30">tail</text:span><text:span text:style-name="T31">;</text:span></text:p>
      <text:p text:style-name="P27"><text:s text:c="8"/><text:span text:style-name="T31">}</text:span></text:p>
      <text:p text:style-name="P27"><text:s text:c="8"/><text:span text:style-name="T23">QueueConstIterator</text:span><text:span text:style-name="T31">&lt;</text:span><text:span text:style-name="T27">T</text:span><text:span text:style-name="T31">&gt; begin() </text:span><text:span text:style-name="T21">const </text:span><text:span text:style-name="T31">{</text:span></text:p>
      <text:p text:style-name="P27"><text:s text:c="12"/><text:span text:style-name="T21">return </text:span><text:span text:style-name="T31">QueueConstIterator(</text:span><text:span text:style-name="T30">head</text:span><text:span text:style-name="T31">);</text:span></text:p>
      <text:p text:style-name="P27"><text:s text:c="8"/><text:span text:style-name="T31">}</text:span></text:p>
      <text:p text:style-name="P27"><text:s text:c="8"/><text:span text:style-name="T23">QueueConstIterator</text:span><text:span text:style-name="T31">&lt;</text:span><text:span text:style-name="T27">T</text:span><text:span text:style-name="T31">&gt; end() </text:span><text:span text:style-name="T21">const </text:span><text:span text:style-name="T31">{</text:span></text:p>
      <text:p text:style-name="P27"><text:s text:c="12"/><text:span text:style-name="T21">return </text:span><text:span text:style-name="T31">QueueConstIterator(</text:span><text:span text:style-name="T30">tail</text:span><text:span text:style-name="T31">);</text:span></text:p>
      <text:p text:style-name="P27"><text:s text:c="8"/><text:span text:style-name="T31">}</text:span></text:p>
      <text:p text:style-name="P27"><text:s text:c="8"/><text:span text:style-name="T23">QueueIterator</text:span><text:span text:style-name="T31">&lt;</text:span><text:span text:style-name="T27">T</text:span><text:span text:style-name="T31">&gt; begin() {</text:span></text:p>
      <text:p text:style-name="P27"><text:s text:c="12"/><text:span text:style-name="T21">return </text:span><text:span text:style-name="T31">QueueIterator(</text:span><text:span text:style-name="T30">head</text:span><text:span text:style-name="T31">);</text:span></text:p>
      <text:p text:style-name="P27"><text:s text:c="8"/><text:span text:style-name="T31">}</text:span></text:p>
      <text:p text:style-name="P27"><text:s text:c="8"/><text:span text:style-name="T23">QueueIterator</text:span><text:span text:style-name="T31">&lt;</text:span><text:span text:style-name="T27">T</text:span><text:span text:style-name="T31">&gt; end() {</text:span></text:p>
      <text:p text:style-name="P27"><text:s text:c="12"/><text:span text:style-name="T21">return </text:span><text:span text:style-name="T31">QueueIterator(</text:span><text:span text:style-name="T30">tail</text:span><text:span text:style-name="T31">);</text:span></text:p>
      <text:p text:style-name="P27"><text:s text:c="8"/><text:span text:style-name="T31">}</text:span></text:p>
      <text:p text:style-name="P27"><text:s text:c="8"/><text:span text:style-name="T21">void </text:span><text:span text:style-name="T31">Erase(</text:span><text:span text:style-name="T23">QueueIterator</text:span><text:span text:style-name="T31">&lt;</text:span><text:span text:style-name="T27">T</text:span><text:span text:style-name="T31">&gt; it) {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t_ptr = it.node.lock();</text:span></text:p>
      <text:p text:style-name="P27"><text:soft-page-break/><text:s text:c="12"/><text:span text:style-name="T21">if </text:span><text:span text:style-name="T31">(!it_ptr) 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Iterator is corrupted"</text:span><text:span text:style-name="T31">);</text:span></text:p>
      <text:p text:style-name="P27"><text:s text:c="12"/><text:span text:style-name="T31">}</text:span></text:p>
      <text:p text:style-name="P27"><text:s text:c="12"/><text:span text:style-name="T21">if </text:span><text:span text:style-name="T31">(it == end()) 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rase of end iterator"</text:span><text:span text:style-name="T31">);</text:span></text:p>
      <text:p text:style-name="P27"><text:s text:c="12"/><text:span text:style-name="T31">}</text:span></text:p>
      <text:p text:style-name="P27"><text:s text:c="12"/><text:span text:style-name="T21">if </text:span><text:span text:style-name="T31">(it == begin()) {</text:span></text:p>
      <text:p text:style-name="P27"><text:s text:c="16"/><text:span text:style-name="T31">Pop()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prev_ptr = it_ptr-&gt;prev;</text:span></text:p>
      <text:p text:style-name="P27"><text:s text:c="16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xt_ptr = it_ptr-&gt;next;</text:span></text:p>
      <text:p text:style-name="P27"><text:s text:c="16"/><text:span text:style-name="T31">prev_ptr.lock()-&gt;next = next_ptr;</text:span></text:p>
      <text:p text:style-name="P27"><text:s text:c="16"/><text:span text:style-name="T31">next_ptr-&gt;prev = prev_ptr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8"/><text:span text:style-name="T21">void </text:span><text:span text:style-name="T31">Insert(</text:span><text:span text:style-name="T23">QueueIterator</text:span><text:span text:style-name="T31">&lt;</text:span><text:span text:style-name="T27">T</text:span><text:span text:style-name="T31">&gt; it, </text:span><text:span text:style-name="T21">const </text:span><text:span text:style-name="T27">T</text:span><text:span text:style-name="T31">&amp; value) {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t_ptr = it.node.lock();</text:span></text:p>
      <text:p text:style-name="P27"><text:s text:c="12"/><text:span text:style-name="T21">if </text:span><text:span text:style-name="T31">(!it_ptr) 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Iterator is corrupted"</text:span><text:span text:style-name="T31">);</text:span></text:p>
      <text:p text:style-name="P27"><text:s text:c="12"/><text:span text:style-name="T31">}</text:span></text:p>
      <text:p text:style-name="P27"><text:s text:c="12"/><text:span text:style-name="T21">if </text:span><text:span text:style-name="T31">(it == end()) {</text:span></text:p>
      <text:p text:style-name="P27"><text:s text:c="16"/><text:span text:style-name="T31">Push(value);</text:span></text:p>
      <text:p text:style-name="P27"><text:s text:c="16"/><text:span text:style-name="T21">return</text:span><text:span text:style-name="T31">;</text:span></text:p>
      <text:p text:style-name="P27"><text:s text:c="12"/><text:span text:style-name="T31">}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w_elem = </text:span><text:span text:style-name="T23">std</text:span><text:span text:style-name="T31">::make_shared&lt;</text:span><text:span text:style-name="T23">QueueNode</text:span><text:span text:style-name="T31">&lt;</text:span><text:span text:style-name="T27">T</text:span><text:span text:style-name="T31">&gt;&gt;(value);</text:span></text:p>
      <text:p text:style-name="P27"><text:s text:c="12"/><text:span text:style-name="T21">if </text:span><text:span text:style-name="T31">(it == begin()) {</text:span></text:p>
      <text:p text:style-name="P27"><text:s text:c="16"/><text:span text:style-name="T31">new_elem-&gt;next = </text:span><text:span text:style-name="T30">head</text:span><text:span text:style-name="T31">;</text:span></text:p>
      <text:p text:style-name="P27"><text:s text:c="16"/><text:span text:style-name="T30">head</text:span><text:span text:style-name="T31">-&gt;prev = new_elem;</text:span></text:p>
      <text:p text:style-name="P27"><text:s text:c="16"/><text:span text:style-name="T30">head </text:span><text:span text:style-name="T31">= new_elem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next_ptr = it_ptr;</text:span></text:p>
      <text:p text:style-name="P27"><text:s text:c="16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prev_ptr = it_ptr-&gt;prev;</text:span></text:p>
      <text:p text:style-name="P27"><text:s text:c="16"/><text:span text:style-name="T31">new_elem-&gt;prev = prev_ptr;</text:span></text:p>
      <text:p text:style-name="P27"><text:s text:c="16"/><text:span text:style-name="T31">prev_ptr.lock()-&gt;next = new_elem;</text:span></text:p>
      <text:p text:style-name="P27"><text:s text:c="16"/><text:span text:style-name="T31">new_elem-&gt;next = next_ptr;</text:span></text:p>
      <text:p text:style-name="P27"><text:s text:c="16"/><text:span text:style-name="T31">next_ptr-&gt;prev = new_elem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4"/><text:span text:style-name="T21">private</text:span><text:span text:style-name="T31">:</text:span></text:p>
      <text:p text:style-name="P27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head</text:span><text:span text:style-name="T31">;</text:span></text:p>
      <text:p text:style-name="P27"><text:s text:c="8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tail</text:span><text:span text:style-name="T31">;</text:span></text:p>
      <text:p text:style-name="P27"><text:s text:c="4"/><text:span text:style-name="T31">};</text:span></text:p>
      <text:p text:style-name="P27"><text:s text:c="4"/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Iterator </text:span><text:span text:style-name="T31">{</text:span></text:p>
      <text:p text:style-name="P27"><text:s text:c="8"/><text:span text:style-name="T21">friend </text:span><text:span text:style-name="T23">Queue</text:span><text:span text:style-name="T31">&lt;</text:span><text:span text:style-name="T27">T</text:span><text:span text:style-name="T31">&gt;;</text:span></text:p>
      <text:p text:style-name="P27"><text:s text:c="4"/><text:span text:style-name="T21">public</text:span><text:span text:style-name="T31">:</text:span></text:p>
      <text:p text:style-name="P27"><text:s text:c="8"/><text:span text:style-name="T21">using </text:span><text:span text:style-name="T27">value_type </text:span><text:span text:style-name="T31">= </text:span><text:span text:style-name="T27">T</text:span><text:span text:style-name="T31">;</text:span></text:p>
      <text:p text:style-name="P27"><text:s text:c="8"/><text:span text:style-name="T21">using </text:span><text:span text:style-name="T27">reference </text:span><text:span text:style-name="T31">= </text:span><text:span text:style-name="T27">T</text:span><text:span text:style-name="T31">&amp;;</text:span></text:p>
      <text:p text:style-name="P27"><text:s text:c="8"/><text:span text:style-name="T21">using </text:span><text:span text:style-name="T27">pointer </text:span><text:span text:style-name="T31">= </text:span><text:span text:style-name="T27">T</text:span><text:span text:style-name="T31">*;</text:span></text:p>
      <text:p text:style-name="P27"><text:s text:c="8"/><text:span text:style-name="T21">using </text:span><text:span text:style-name="T27">difference_type </text:span><text:span text:style-name="T31">= </text:span><text:span text:style-name="T27">ptrdiff_t</text:span><text:span text:style-name="T31">;</text:span></text:p>
      <text:p text:style-name="P27"><text:s text:c="8"/><text:span text:style-name="T21">using </text:span><text:span text:style-name="T27">iterator_category </text:span><text:span text:style-name="T31">= </text:span><text:span text:style-name="T23">std</text:span><text:span text:style-name="T31">::</text:span><text:span text:style-name="T23">forward_iterator_tag</text:span><text:span text:style-name="T31">;</text:span></text:p>
      <text:p text:style-name="P27"><text:soft-page-break/><text:s text:c="8"/><text:span text:style-name="T31">QueueIterator(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nit_ptr) : </text:span><text:span text:style-name="T30">node</text:span><text:span text:style-name="T31">(init_ptr) {}</text:span></text:p>
      <text:p text:style-name="P27"><text:s text:c="8"/><text:span text:style-name="T31">QueueIterator(</text:span><text:span text:style-name="T21">const </text:span><text:span text:style-name="T23">QueueIterator</text:span><text:span text:style-name="T31">&amp; other) : </text:span><text:span text:style-name="T30">node</text:span><text:span text:style-name="T31">(other.node) {}</text:span></text:p>
      <text:p text:style-name="P27"><text:s text:c="8"/><text:span text:style-name="T23">QueueIterator</text:span><text:span text:style-name="T31">&amp; </text:span><text:span text:style-name="T24">operator </text:span><text:span text:style-name="T31">= (</text:span><text:span text:style-name="T21">const </text:span><text:span text:style-name="T23">QueueIterator</text:span><text:span text:style-name="T31">&amp; other) {</text:span></text:p>
      <text:p text:style-name="P27"><text:s text:c="12"/><text:span text:style-name="T30">node </text:span><text:span text:style-name="T31">= other.node;</text:span></text:p>
      <text:p text:style-name="P27"><text:s text:c="12"/><text:span text:style-name="T21">return </text:span><text:span text:style-name="T31">*</text:span><text:span text:style-name="T21">this</text:span><text:span text:style-name="T31">;</text:span></text:p>
      <text:p text:style-name="P27"><text:s text:c="8"/><text:span text:style-name="T31">}</text:span></text:p>
      <text:p text:style-name="P27"><text:s text:c="8"/><text:span text:style-name="T21">bool </text:span><text:span text:style-name="T24">operator </text:span><text:span text:style-name="T31">== (</text:span><text:span text:style-name="T21">const </text:span><text:span text:style-name="T23">QueueIterator</text:span><text:span text:style-name="T31">&amp; other) </text:span><text:span text:style-name="T21">const </text:span><text:span text:style-name="T31">{</text:span></text:p>
      <text:p text:style-name="P27"><text:s text:c="12"/><text:span text:style-name="T21">auto </text:span><text:span text:style-name="T31">lhs_l = </text:span><text:span text:style-name="T30">node</text:span><text:span text:style-name="T31">.lock(), rhs_l = other.node.lock();</text:span></text:p>
      <text:p text:style-name="P27"><text:s text:c="12"/><text:span text:style-name="T21">if </text:span><text:span text:style-name="T31">(lhs_l &amp;&amp; rhs_l) {</text:span></text:p>
      <text:p text:style-name="P27"><text:s text:c="16"/><text:span text:style-name="T21">return </text:span><text:span text:style-name="T31">lhs_l.get() == rhs_l.get();</text:span></text:p>
      <text:p text:style-name="P27"><text:s text:c="12"/><text:span text:style-name="T31">}</text:span></text:p>
      <text:p text:style-name="P27"><text:s text:c="12"/><text:span text:style-name="T21">return false</text:span><text:span text:style-name="T31">;</text:span></text:p>
      <text:p text:style-name="P27"><text:s text:c="8"/><text:span text:style-name="T31">}</text:span></text:p>
      <text:p text:style-name="P27"><text:s text:c="8"/><text:span text:style-name="T21">bool </text:span><text:span text:style-name="T24">operator </text:span><text:span text:style-name="T31">!= (</text:span><text:span text:style-name="T21">const </text:span><text:span text:style-name="T23">QueueIterator</text:span><text:span text:style-name="T31">&amp; other) </text:span><text:span text:style-name="T21">const </text:span><text:span text:style-name="T31">{</text:span></text:p>
      <text:p text:style-name="P27"><text:s text:c="12"/><text:span text:style-name="T21">return </text:span><text:span text:style-name="T31">!(*</text:span><text:span text:style-name="T21">this </text:span><text:span text:style-name="T31">== other);</text:span></text:p>
      <text:p text:style-name="P27"><text:s text:c="8"/><text:span text:style-name="T31">}</text:span></text:p>
      <text:p text:style-name="P27"><text:s text:c="8"/><text:span text:style-name="T23">QueueIterator</text:span><text:span text:style-name="T31">&amp; </text:span><text:span text:style-name="T24">operator</text:span><text:span text:style-name="T31">++() { </text:span><text:span text:style-name="T37">// prefix</text:span></text:p>
      <text:p text:style-name="P27"><text:span text:style-name="T36"><text:s text:c="12"/>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7"><text:s text:c="12"/><text:span text:style-name="T21">if </text:span><text:span text:style-name="T31">(temp) {</text:span></text:p>
      <text:p text:style-name="P27"><text:s text:c="16"/><text:span text:style-name="T21">if </text:span><text:span text:style-name="T31">(temp-&gt;next == </text:span><text:span text:style-name="T21">nullptr</text:span><text:span text:style-name="T31">) {</text:span></text:p>
      <text:p text:style-name="P27"><text:s text:c="20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Going out of container boundaries"</text:span><text:span text:style-name="T31">);</text:span></text:p>
      <text:p text:style-name="P27"><text:s text:c="16"/><text:span text:style-name="T31">}</text:span></text:p>
      <text:p text:style-name="P27"><text:s text:c="16"/><text:span text:style-name="T31">temp = temp-&gt;next;</text:span></text:p>
      <text:p text:style-name="P27"><text:s text:c="16"/><text:span text:style-name="T30">node </text:span><text:span text:style-name="T31">= temp;</text:span></text:p>
      <text:p text:style-name="P27"><text:s text:c="16"/><text:span text:style-name="T21">return </text:span><text:span text:style-name="T31">*</text:span><text:span text:style-name="T21">this</text:span><text:span text:style-name="T31">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8"/><text:span text:style-name="T23">QueueIterator </text:span><text:span text:style-name="T24">operator</text:span><text:span text:style-name="T31">++(</text:span><text:span text:style-name="T21">int</text:span><text:span text:style-name="T31">) { </text:span><text:span text:style-name="T37">//postfix</text:span></text:p>
      <text:p text:style-name="P27"><text:span text:style-name="T36"><text:s text:c="12"/></text:span><text:span text:style-name="T23">QueueIterator </text:span><text:span text:style-name="T31">result(*</text:span><text:span text:style-name="T21">this</text:span><text:span text:style-name="T31">);</text:span></text:p>
      <text:p text:style-name="P27"><text:s text:c="12"/><text:span text:style-name="T31">++(*</text:span><text:span text:style-name="T21">this</text:span><text:span text:style-name="T31">);</text:span></text:p>
      <text:p text:style-name="P27"><text:s text:c="12"/><text:span text:style-name="T21">return </text:span><text:span text:style-name="T31">result;</text:span></text:p>
      <text:p text:style-name="P27"><text:s text:c="8"/><text:span text:style-name="T31">}</text:span></text:p>
      <text:p text:style-name="P27"><text:s text:c="8"/><text:span text:style-name="T27">T</text:span><text:span text:style-name="T31">&amp; </text:span><text:span text:style-name="T24">operator</text:span><text:span text:style-name="T31">* () </text:span><text:span text:style-name="T21">const </text:span><text:span text:style-name="T31">{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7"><text:s text:c="12"/><text:span text:style-name="T21">if </text:span><text:span text:style-name="T31">(temp) {</text:span></text:p>
      <text:p text:style-name="P27"><text:s text:c="16"/><text:span text:style-name="T21">if </text:span><text:span text:style-name="T31">(temp-&gt;next == </text:span><text:span text:style-name="T21">nullptr</text:span><text:span text:style-name="T31">) {</text:span></text:p>
      <text:p text:style-name="P27"><text:s text:c="20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Dereferencing of end iterator"</text:span><text:span text:style-name="T31">);</text:span></text:p>
      <text:p text:style-name="P27"><text:s text:c="16"/><text:span text:style-name="T31">}</text:span></text:p>
      <text:p text:style-name="P27"><text:s text:c="16"/><text:span text:style-name="T21">return </text:span><text:span text:style-name="T31">temp-&gt;value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4"/><text:span text:style-name="T21">private</text:span><text:span text:style-name="T31">:</text:span></text:p>
      <text:p text:style-name="P27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node</text:span><text:span text:style-name="T31">;</text:span></text:p>
      <text:p text:style-name="P27"><text:soft-page-break/><text:s text:c="4"/><text:span text:style-name="T31">};</text:span></text:p>
      <text:p text:style-name="P27"><text:s text:c="4"/><text:span text:style-name="T21">template</text:span><text:span text:style-name="T31">&lt;</text:span><text:span text:style-name="T21">typename </text:span><text:span text:style-name="T27">T</text:span><text:span text:style-name="T31">&gt;</text:span></text:p>
      <text:p text:style-name="P27"><text:s text:c="4"/><text:span text:style-name="T21">class </text:span><text:span text:style-name="T23">QueueConstIterator </text:span><text:span text:style-name="T31">{</text:span></text:p>
      <text:p text:style-name="P27"><text:s text:c="8"/><text:span text:style-name="T21">friend </text:span><text:span text:style-name="T23">Queue</text:span><text:span text:style-name="T31">&lt;</text:span><text:span text:style-name="T27">T</text:span><text:span text:style-name="T31">&gt;;</text:span></text:p>
      <text:p text:style-name="P27"><text:s text:c="4"/><text:span text:style-name="T21">public</text:span><text:span text:style-name="T31">:</text:span></text:p>
      <text:p text:style-name="P27"><text:s text:c="8"/><text:span text:style-name="T21">using </text:span><text:span text:style-name="T27">value_type </text:span><text:span text:style-name="T31">= </text:span><text:span text:style-name="T27">T</text:span><text:span text:style-name="T31">;</text:span></text:p>
      <text:p text:style-name="P27"><text:s text:c="8"/><text:span text:style-name="T21">using </text:span><text:span text:style-name="T27">reference </text:span><text:span text:style-name="T31">= </text:span><text:span text:style-name="T27">T</text:span><text:span text:style-name="T31">&amp;;</text:span></text:p>
      <text:p text:style-name="P27"><text:s text:c="8"/><text:span text:style-name="T21">using </text:span><text:span text:style-name="T27">pointer </text:span><text:span text:style-name="T31">= </text:span><text:span text:style-name="T27">T</text:span><text:span text:style-name="T31">*;</text:span></text:p>
      <text:p text:style-name="P27"><text:s text:c="8"/><text:span text:style-name="T21">using </text:span><text:span text:style-name="T27">difference_type </text:span><text:span text:style-name="T31">= </text:span><text:span text:style-name="T27">ptrdiff_t</text:span><text:span text:style-name="T31">;</text:span></text:p>
      <text:p text:style-name="P27"><text:s text:c="8"/><text:span text:style-name="T21">using </text:span><text:span text:style-name="T27">iterator_category </text:span><text:span text:style-name="T31">= </text:span><text:span text:style-name="T23">std</text:span><text:span text:style-name="T31">::</text:span><text:span text:style-name="T23">forward_iterator_tag</text:span><text:span text:style-name="T31">;</text:span></text:p>
      <text:p text:style-name="P27"><text:s text:c="8"/><text:span text:style-name="T31">QueueConstIterator(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init_ptr) : </text:span><text:span text:style-name="T30">node</text:span><text:span text:style-name="T31">(init_ptr) {}</text:span></text:p>
      <text:p text:style-name="P27"><text:s text:c="8"/><text:span text:style-name="T31">QueueConstIterator(</text:span><text:span text:style-name="T21">const </text:span><text:span text:style-name="T23">QueueConstIterator</text:span><text:span text:style-name="T31">&amp; other) : </text:span><text:span text:style-name="T30">node</text:span><text:span text:style-name="T31">(other.node) {}</text:span></text:p>
      <text:p text:style-name="P27"><text:s text:c="8"/><text:span text:style-name="T23">QueueConstIterator</text:span><text:span text:style-name="T31">&amp; </text:span><text:span text:style-name="T24">operator </text:span><text:span text:style-name="T31">= (</text:span><text:span text:style-name="T21">const </text:span><text:span text:style-name="T23">QueueConstIterator</text:span><text:span text:style-name="T31">&amp; other) {</text:span></text:p>
      <text:p text:style-name="P27"><text:s text:c="12"/><text:span text:style-name="T30">node </text:span><text:span text:style-name="T31">= other.node;</text:span></text:p>
      <text:p text:style-name="P27"><text:s text:c="12"/><text:span text:style-name="T21">return </text:span><text:span text:style-name="T31">*</text:span><text:span text:style-name="T21">this</text:span><text:span text:style-name="T31">;</text:span></text:p>
      <text:p text:style-name="P27"><text:s text:c="8"/><text:span text:style-name="T31">}</text:span></text:p>
      <text:p text:style-name="P27"><text:s text:c="8"/><text:span text:style-name="T21">bool </text:span><text:span text:style-name="T24">operator </text:span><text:span text:style-name="T31">== (</text:span><text:span text:style-name="T21">const </text:span><text:span text:style-name="T23">QueueConstIterator</text:span><text:span text:style-name="T31">&amp; other) </text:span><text:span text:style-name="T21">const </text:span><text:span text:style-name="T31">{</text:span></text:p>
      <text:p text:style-name="P27"><text:s text:c="12"/><text:span text:style-name="T21">auto </text:span><text:span text:style-name="T31">lhs_l = </text:span><text:span text:style-name="T30">node</text:span><text:span text:style-name="T31">.lock(), rhs_l = other.node.lock();</text:span></text:p>
      <text:p text:style-name="P27"><text:s text:c="12"/><text:span text:style-name="T21">if </text:span><text:span text:style-name="T31">(lhs_l &amp;&amp; rhs_l) {</text:span></text:p>
      <text:p text:style-name="P27"><text:s text:c="16"/><text:span text:style-name="T21">return </text:span><text:span text:style-name="T31">lhs_l.get() == rhs_l.get();</text:span></text:p>
      <text:p text:style-name="P27"><text:s text:c="12"/><text:span text:style-name="T31">}</text:span></text:p>
      <text:p text:style-name="P27"><text:s text:c="12"/><text:span text:style-name="T21">return false</text:span><text:span text:style-name="T31">;</text:span></text:p>
      <text:p text:style-name="P27"><text:s text:c="8"/><text:span text:style-name="T31">}</text:span></text:p>
      <text:p text:style-name="P27"><text:s text:c="8"/><text:span text:style-name="T21">bool </text:span><text:span text:style-name="T24">operator </text:span><text:span text:style-name="T31">!= (</text:span><text:span text:style-name="T21">const </text:span><text:span text:style-name="T23">QueueConstIterator</text:span><text:span text:style-name="T31">&amp; other) </text:span><text:span text:style-name="T21">const </text:span><text:span text:style-name="T31">{</text:span></text:p>
      <text:p text:style-name="P27"><text:s text:c="12"/><text:span text:style-name="T21">return </text:span><text:span text:style-name="T31">!(*</text:span><text:span text:style-name="T21">this </text:span><text:span text:style-name="T31">== other);</text:span></text:p>
      <text:p text:style-name="P27"><text:s text:c="8"/><text:span text:style-name="T31">}</text:span></text:p>
      <text:p text:style-name="P27"><text:s text:c="8"/><text:span text:style-name="T23">QueueConstIterator</text:span><text:span text:style-name="T31">&amp; </text:span><text:span text:style-name="T24">operator</text:span><text:span text:style-name="T31">++() { </text:span><text:span text:style-name="T37">// prefix</text:span></text:p>
      <text:p text:style-name="P27"><text:span text:style-name="T36"><text:s text:c="12"/></text:span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7"><text:s text:c="12"/><text:span text:style-name="T21">if </text:span><text:span text:style-name="T31">(temp) {</text:span></text:p>
      <text:p text:style-name="P27"><text:s text:c="16"/><text:span text:style-name="T21">if </text:span><text:span text:style-name="T31">(temp-&gt;next == </text:span><text:span text:style-name="T21">nullptr</text:span><text:span text:style-name="T31">) {</text:span></text:p>
      <text:p text:style-name="P27"><text:s text:c="20"/><text:span text:style-name="T21">throw </text:span><text:span text:style-name="T23">std</text:span><text:span text:style-name="T31">::</text:span><text:span text:style-name="T23">out_of_range</text:span><text:span text:style-name="T31">(</text:span><text:span text:style-name="T17">"Going out of container boundaries"</text:span><text:span text:style-name="T31">);</text:span></text:p>
      <text:p text:style-name="P27"><text:s text:c="16"/><text:span text:style-name="T31">}</text:span></text:p>
      <text:p text:style-name="P27"><text:s text:c="16"/><text:span text:style-name="T31">temp = temp-&gt;next;</text:span></text:p>
      <text:p text:style-name="P27"><text:s text:c="16"/><text:span text:style-name="T30">node </text:span><text:span text:style-name="T31">= temp;</text:span></text:p>
      <text:p text:style-name="P27"><text:s text:c="16"/><text:span text:style-name="T21">return </text:span><text:span text:style-name="T31">*</text:span><text:span text:style-name="T21">this</text:span><text:span text:style-name="T31">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8"/><text:span text:style-name="T23">QueueConstIterator </text:span><text:span text:style-name="T24">operator</text:span><text:span text:style-name="T31">++(</text:span><text:span text:style-name="T21">int</text:span><text:span text:style-name="T31">) { </text:span><text:span text:style-name="T37">//postfix</text:span></text:p>
      <text:p text:style-name="P27"><text:span text:style-name="T36"><text:s text:c="12"/></text:span><text:span text:style-name="T23">QueueConstIterator </text:span><text:span text:style-name="T31">result(*</text:span><text:span text:style-name="T21">this</text:span><text:span text:style-name="T31">);</text:span></text:p>
      <text:p text:style-name="P27"><text:s text:c="12"/><text:span text:style-name="T31">(*</text:span><text:span text:style-name="T21">this</text:span><text:span text:style-name="T31">)++;</text:span></text:p>
      <text:p text:style-name="P27"><text:s text:c="12"/><text:span text:style-name="T21">return </text:span><text:span text:style-name="T31">result;</text:span></text:p>
      <text:p text:style-name="P27"><text:s text:c="8"/><text:span text:style-name="T31">}</text:span></text:p>
      <text:p text:style-name="P27"><text:s text:c="8"/><text:span text:style-name="T21">const </text:span><text:span text:style-name="T27">T</text:span><text:span text:style-name="T31">&amp; </text:span><text:span text:style-name="T24">operator</text:span><text:span text:style-name="T31">* () </text:span><text:span text:style-name="T21">const </text:span><text:span text:style-name="T31">{</text:span></text:p>
      <text:p text:style-name="P27"><text:s text:c="12"/><text:span text:style-name="T23">std</text:span><text:span text:style-name="T31">::</text:span><text:span text:style-name="T23">shared_ptr</text:span><text:span text:style-name="T31">&lt;</text:span><text:span text:style-name="T23">QueueNode</text:span><text:span text:style-name="T31">&lt;</text:span><text:span text:style-name="T27">T</text:span><text:span text:style-name="T31">&gt;&gt; temp = </text:span><text:span text:style-name="T30">node</text:span><text:span text:style-name="T31">.lock();</text:span></text:p>
      <text:p text:style-name="P27"><text:s text:c="12"/><text:span text:style-name="T21">if </text:span><text:span text:style-name="T31">(temp) {</text:span></text:p>
      <text:p text:style-name="P27"><text:s text:c="16"/><text:span text:style-name="T21">if </text:span><text:span text:style-name="T31">(temp-&gt;next == </text:span><text:span text:style-name="T21">nullptr</text:span><text:span text:style-name="T31">) {</text:span></text:p>
      <text:p text:style-name="P27"><text:soft-page-break/><text:s text:c="20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Dereferencing of end iterator"</text:span><text:span text:style-name="T31">);</text:span></text:p>
      <text:p text:style-name="P27"><text:s text:c="16"/><text:span text:style-name="T31">}</text:span></text:p>
      <text:p text:style-name="P27"><text:s text:c="16"/><text:span text:style-name="T21">return </text:span><text:span text:style-name="T31">temp-&gt;value;</text:span></text:p>
      <text:p text:style-name="P27"><text:s text:c="12"/><text:span text:style-name="T31">} </text:span><text:span text:style-name="T21">else </text:span><text:span text:style-name="T31">{</text:span></text:p>
      <text:p text:style-name="P27"><text:s text:c="16"/><text:span text:style-name="T21">throw </text:span><text:span text:style-name="T23">std</text:span><text:span text:style-name="T31">::</text:span><text:span text:style-name="T23">runtime_error</text:span><text:span text:style-name="T31">(</text:span><text:span text:style-name="T17">"Element pointed by this iterator doesnt exist anymore"</text:span><text:span text:style-name="T31">);</text:span></text:p>
      <text:p text:style-name="P27"><text:s text:c="12"/><text:span text:style-name="T31">}</text:span></text:p>
      <text:p text:style-name="P27"><text:s text:c="8"/><text:span text:style-name="T31">}</text:span></text:p>
      <text:p text:style-name="P27"><text:s text:c="4"/><text:span text:style-name="T21">private</text:span><text:span text:style-name="T31">:</text:span></text:p>
      <text:p text:style-name="P27"><text:s text:c="8"/><text:span text:style-name="T23">std</text:span><text:span text:style-name="T31">::</text:span><text:span text:style-name="T23">weak_ptr</text:span><text:span text:style-name="T31">&lt;</text:span><text:span text:style-name="T23">QueueNode</text:span><text:span text:style-name="T31">&lt;</text:span><text:span text:style-name="T27">T</text:span><text:span text:style-name="T31">&gt;&gt; </text:span><text:span text:style-name="T30">node</text:span><text:span text:style-name="T31">;</text:span></text:p>
      <text:p text:style-name="P27"><text:s text:c="4"/><text:span text:style-name="T31">};</text:span></text:p>
      <text:p text:style-name="P30">}</text:p>
      <text:p text:style-name="P44"/>
      <text:p text:style-name="P5"><text:span text:style-name="T4">Point</text:span><text:span text:style-name="T3">.</text:span><text:bookmark-start text:name="__DdeLink__2335_150959209222"/><text:span text:style-name="T1">h</text:span></text:p>
      <text:p text:style-name="P25"><text:bookmark-end text:name="__DdeLink__2335_150959209222"/><text:span text:style-name="T14">#pragma</text:span><text:span text:style-name="T13"> </text:span><text:span text:style-name="T34">once</text:span></text:p>
      <text:p text:style-name="P23"><text:span text:style-name="T11">#include </text:span><text:span text:style-name="T16">&lt;numeric&gt;</text:span></text:p>
      <text:p text:style-name="P23"><text:span text:style-name="T11">#include </text:span><text:span text:style-name="T16">&lt;iostream&gt;</text:span></text:p>
      <text:p text:style-name="P23"><text:span text:style-name="T11">#include </text:span><text:span text:style-name="T16">&lt;vector&gt;</text:span></text:p>
      <text:p text:style-name="P23"><text:span text:style-name="T11">#include </text:span><text:span text:style-name="T16">&lt;cmath&gt;</text:span></text:p>
      <text:p text:style-name="P23"><text:span text:style-name="T11">#include </text:span><text:span text:style-name="T16">&lt;limits&gt;</text:span>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struct </text:span><text:span text:style-name="T22">Point </text:span>{</text:p>
      <text:p text:style-name="P27"><text:s text:c="4"/><text:span text:style-name="T27">T </text:span><text:span text:style-name="T30">x </text:span><text:span text:style-name="T31">= </text:span><text:span text:style-name="T29">0</text:span><text:span text:style-name="T31">;</text:span></text:p>
      <text:p text:style-name="P27"><text:s text:c="4"/><text:span text:style-name="T27">T </text:span><text:span text:style-name="T30">y </text:span><text:span text:style-name="T31">= </text:span><text:span text:style-name="T29">0</text:span><text:span text:style-name="T31">;</text:span></text:p>
      <text:p text:style-name="P23">};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class </text:span><text:span text:style-name="T22">Vector </text:span>{</text:p>
      <text:p text:style-name="P23"><text:span text:style-name="T20">public</text:span>:</text:p>
      <text:p text:style-name="P27"><text:s text:c="4"/><text:span text:style-name="T21">explicit </text:span><text:span text:style-name="T31">Vector(</text:span><text:span text:style-name="T27">T </text:span><text:span text:style-name="T31">a, </text:span><text:span text:style-name="T27">T </text:span><text:span text:style-name="T31">b);</text:span></text:p>
      <text:p text:style-name="P27"><text:s text:c="4"/><text:span text:style-name="T21">explicit </text:span><text:span text:style-name="T31">Vector(</text:span><text:span text:style-name="T23">Point</text:span><text:span text:style-name="T31">&lt;</text:span><text:span text:style-name="T27">T</text:span><text:span text:style-name="T31">&gt; a, </text:span><text:span text:style-name="T23">Point</text:span><text:span text:style-name="T31">&lt;</text:span><text:span text:style-name="T27">T</text:span><text:span text:style-name="T31">&gt; b);</text:span></text:p>
      <text:p text:style-name="P27"><text:s text:c="4"/><text:span text:style-name="T21">bool </text:span><text:span text:style-name="T24">operator </text:span><text:span text:style-name="T31">== (</text:span><text:span text:style-name="T23">Vector </text:span><text:span text:style-name="T31">rhs);</text:span></text:p>
      <text:p text:style-name="P27"><text:s text:c="4"/><text:span text:style-name="T23">Vector </text:span><text:span text:style-name="T24">operator </text:span><text:span text:style-name="T31">- ();</text:span></text:p>
      <text:p text:style-name="P27"><text:s text:c="4"/><text:span text:style-name="T21">double </text:span><text:span text:style-name="T31">length() </text:span><text:span text:style-name="T21">const</text:span><text:span text:style-name="T31">;</text:span></text:p>
      <text:p text:style-name="P27"><text:s text:c="4"/><text:span text:style-name="T27">T </text:span><text:span text:style-name="T30">x</text:span><text:span text:style-name="T31">;</text:span></text:p>
      <text:p text:style-name="P27"><text:s text:c="4"/><text:span text:style-name="T27">T </text:span><text:span text:style-name="T30">y</text:span><text:span text:style-name="T31">;</text:span></text:p>
      <text:p text:style-name="P23">};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Point</text:span>&lt;<text:span text:style-name="T26">T</text:span>&gt; <text:span text:style-name="T25">operator </text:span>+ (<text:span text:style-name="T22">Point</text:span>&lt;<text:span text:style-name="T26">T</text:span>&gt; lhs, <text:span text:style-name="T22">Point</text:span>&lt;<text:span text:style-name="T26">T</text:span>&gt; rhs) {</text:p>
      <text:p text:style-name="P27"><text:s text:c="4"/><text:span text:style-name="T21">return </text:span><text:span text:style-name="T31">{lhs.x + rhs.x, lhs.y + rhs.y}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Point</text:span>&lt;<text:span text:style-name="T26">T</text:span>&gt; <text:span text:style-name="T25">operator </text:span>- (<text:span text:style-name="T22">Point</text:span>&lt;<text:span text:style-name="T26">T</text:span>&gt; lhs, <text:span text:style-name="T22">Point</text:span>&lt;<text:span text:style-name="T26">T</text:span>&gt; rhs) {</text:p>
      <text:p text:style-name="P27"><text:s text:c="4"/><text:span text:style-name="T21">return </text:span><text:span text:style-name="T31">{lhs.x - rhs.x, lhs.y - rhs.y}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Point</text:span>&lt;<text:span text:style-name="T26">T</text:span>&gt; <text:span text:style-name="T25">operator </text:span>/ (<text:span text:style-name="T22">Point</text:span>&lt;<text:span text:style-name="T26">T</text:span>&gt; lhs, <text:span text:style-name="T20">double </text:span>a) {</text:p>
      <text:p text:style-name="P27"><text:s text:c="4"/><text:span text:style-name="T21">return </text:span><text:span text:style-name="T31">{ lhs.x / a, lhs.y / a}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oft-page-break/><text:span text:style-name="T22">Point</text:span>&lt;<text:span text:style-name="T26">T</text:span>&gt; <text:span text:style-name="T25">operator </text:span>* (<text:span text:style-name="T22">Point</text:span>&lt;<text:span text:style-name="T26">T</text:span>&gt; lhs, <text:span text:style-name="T20">double </text:span>a) {</text:p>
      <text:p text:style-name="P27"><text:s text:c="4"/><text:span text:style-name="T21">return </text:span><text:span text:style-name="T31">{lhs.x * a, lhs.y * a}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bool </text:span><text:span text:style-name="T25">operator </text:span>&lt; (<text:span text:style-name="T22">Point</text:span>&lt;<text:span text:style-name="T26">T</text:span>&gt; lhs, <text:span text:style-name="T22">Point</text:span>&lt;<text:span text:style-name="T26">T</text:span>&gt; rhs) {</text:p>
      <text:p text:style-name="P27"><text:s text:c="4"/><text:span text:style-name="T21">return </text:span><text:span text:style-name="T31">(lhs.x * lhs.x + lhs.y * lhs.y) &lt; (lhs.x * lhs.x + lhs.y * lhs.y)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double </text:span><text:span text:style-name="T25">operator </text:span>* (<text:span text:style-name="T22">Vector</text:span>&lt;<text:span text:style-name="T26">T</text:span>&gt; lhs, <text:span text:style-name="T22">Vector</text:span>&lt;<text:span text:style-name="T26">T</text:span>&gt; rhs) {</text:p>
      <text:p text:style-name="P27"><text:s text:c="4"/><text:span text:style-name="T21">return </text:span><text:span text:style-name="T31">lhs.x * rhs.x + lhs.y * rhs.y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bool </text:span>is_parallel(<text:span text:style-name="T20">const </text:span><text:span text:style-name="T22">Vector</text:span>&lt;<text:span text:style-name="T26">T</text:span>&gt;&amp; lhs, <text:span text:style-name="T20">const </text:span><text:span text:style-name="T22">Vector</text:span>&lt;<text:span text:style-name="T26">T</text:span>&gt;&amp; rhs) {</text:p>
      <text:p text:style-name="P27"><text:s text:c="4"/><text:span text:style-name="T21">return </text:span><text:span text:style-name="T31">(lhs.x * rhs.y - lhs.y * rhs.y) == </text:span><text:span text:style-name="T29">0</text:span><text:span text:style-name="T31">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bool </text:span><text:span text:style-name="T22">Vector</text:span>&lt;<text:span text:style-name="T26">T</text:span>&gt;::<text:span text:style-name="T25">operator </text:span>== (<text:span text:style-name="T22">Vector</text:span>&lt;<text:span text:style-name="T26">T</text:span>&gt; rhs) {</text:p>
      <text:p text:style-name="P27"><text:s text:c="4"/><text:span text:style-name="T21">return</text:span></text:p>
      <text:p text:style-name="P27"><text:span text:style-name="T19"><text:s text:c="12"/></text:span><text:span text:style-name="T23">std</text:span><text:span text:style-name="T31">::abs(</text:span><text:span text:style-name="T30">x </text:span><text:span text:style-name="T31">- rhs.x) &lt; </text:span><text:span text:style-name="T23">std</text:span><text:span text:style-name="T31">::</text:span><text:span text:style-name="T23">numeric_limits</text:span><text:span text:style-name="T31">&lt;</text:span><text:span text:style-name="T21">double</text:span><text:span text:style-name="T31">&gt;::epsilon() * </text:span><text:span text:style-name="T29">100</text:span></text:p>
      <text:p text:style-name="P27"><text:span text:style-name="T28"><text:s text:c="12"/></text:span><text:span text:style-name="T31">&amp;&amp; </text:span><text:span text:style-name="T23">std</text:span><text:span text:style-name="T31">::abs(</text:span><text:span text:style-name="T30">y </text:span><text:span text:style-name="T31">- rhs.y) &lt; </text:span><text:span text:style-name="T23">std</text:span><text:span text:style-name="T31">::</text:span><text:span text:style-name="T23">numeric_limits</text:span><text:span text:style-name="T31">&lt;</text:span><text:span text:style-name="T21">double</text:span><text:span text:style-name="T31">&gt;::epsilon() * </text:span><text:span text:style-name="T29">100</text:span><text:span text:style-name="T31">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double </text:span><text:span text:style-name="T22">Vector</text:span>&lt;<text:span text:style-name="T26">T</text:span>&gt;::length() <text:span text:style-name="T20">const </text:span>{</text:p>
      <text:p text:style-name="P27"><text:s text:c="4"/><text:span text:style-name="T21">return </text:span><text:span text:style-name="T31">sqrt(</text:span><text:span text:style-name="T30">x</text:span><text:span text:style-name="T31">*</text:span><text:span text:style-name="T30">x </text:span><text:span text:style-name="T31">+ </text:span><text:span text:style-name="T30">y</text:span><text:span text:style-name="T31">*</text:span><text:span text:style-name="T30">y</text:span><text:span text:style-name="T31">)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Vector</text:span>&lt;<text:span text:style-name="T26">T</text:span>&gt;::Vector(<text:span text:style-name="T26">T </text:span>a, <text:span text:style-name="T26">T </text:span>b)</text:p>
      <text:p text:style-name="P27"><text:s text:c="8"/><text:span text:style-name="T31">: </text:span><text:span text:style-name="T30">x</text:span><text:span text:style-name="T31">(a), </text:span><text:span text:style-name="T30">y</text:span><text:span text:style-name="T31">(b) {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Vector</text:span>&lt;<text:span text:style-name="T26">T</text:span>&gt;::Vector(<text:span text:style-name="T22">Point</text:span>&lt;<text:span text:style-name="T26">T</text:span>&gt; a, <text:span text:style-name="T22">Point</text:span>&lt;<text:span text:style-name="T26">T</text:span>&gt; b)</text:p>
      <text:p text:style-name="P27"><text:s text:c="8"/><text:span text:style-name="T31">: </text:span><text:span text:style-name="T30">x</text:span><text:span text:style-name="T31">(b.x - a.x), </text:span><text:span text:style-name="T30">y</text:span><text:span text:style-name="T31">(b.y - a.y){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Vector</text:span>&lt;<text:span text:style-name="T26">T</text:span>&gt; <text:span text:style-name="T22">Vector</text:span>&lt;<text:span text:style-name="T26">T</text:span>&gt;::<text:span text:style-name="T25">operator </text:span>- () {</text:p>
      <text:p text:style-name="P27"><text:s text:c="4"/><text:span text:style-name="T21">return </text:span><text:span text:style-name="T23">Vector</text:span><text:span text:style-name="T31">(-</text:span><text:span text:style-name="T30">x</text:span><text:span text:style-name="T31">, -</text:span><text:span text:style-name="T30">y</text:span><text:span text:style-name="T31">)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bool </text:span>is_perpendecular(<text:span text:style-name="T20">const </text:span><text:span text:style-name="T22">Vector</text:span>&lt;<text:span text:style-name="T26">T</text:span>&gt;&amp; lhs, <text:span text:style-name="T20">const </text:span><text:span text:style-name="T22">Vector</text:span>&lt;<text:span text:style-name="T26">T</text:span>&gt;&amp; rhs) {</text:p>
      <text:p text:style-name="P27"><text:s text:c="4"/><text:span text:style-name="T21">return </text:span><text:span text:style-name="T31">(lhs * rhs) == </text:span><text:span text:style-name="T29">0</text:span><text:span text:style-name="T31">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0">double </text:span>point_and_line_distance(<text:span text:style-name="T22">Point</text:span>&lt;<text:span text:style-name="T26">T</text:span>&gt; p1, <text:span text:style-name="T22">Point</text:span>&lt;<text:span text:style-name="T26">T</text:span>&gt; p2, <text:span text:style-name="T22">Point</text:span>&lt;<text:span text:style-name="T26">T</text:span>&gt; p3) {</text:p>
      <text:p text:style-name="P27"><text:s text:c="4"/><text:span text:style-name="T21">double </text:span><text:span text:style-name="T31">A = p2.y - p3.y;</text:span></text:p>
      <text:p text:style-name="P27"><text:s text:c="4"/><text:span text:style-name="T21">double </text:span><text:span text:style-name="T31">B = p3.x - p2.x;</text:span></text:p>
      <text:p text:style-name="P27"><text:s text:c="4"/><text:span text:style-name="T21">double </text:span><text:span text:style-name="T31">C = p2.x*p3.y - p3.x*p2.y;</text:span></text:p>
      <text:p text:style-name="P27"><text:s text:c="4"/><text:span text:style-name="T21">return </text:span><text:span text:style-name="T31">(</text:span><text:span text:style-name="T23">std</text:span><text:span text:style-name="T31">::abs(A*p1.x + B*p1.y + C) / </text:span><text:span text:style-name="T23">std</text:span><text:span text:style-name="T31">::sqrt(A*A + B*B))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oft-page-break/><text:span text:style-name="T22">std</text:span>::<text:span text:style-name="T26">ostream</text:span>&amp; <text:span text:style-name="T25">operator </text:span>&lt;&lt; (<text:span text:style-name="T22">std</text:span>::<text:span text:style-name="T26">ostream</text:span>&amp; os, <text:span text:style-name="T20">const </text:span><text:span text:style-name="T22">Point</text:span>&lt;<text:span text:style-name="T26">T</text:span>&gt;&amp; p) {</text:p>
      <text:p text:style-name="P27"><text:s text:c="4"/><text:span text:style-name="T21">return </text:span><text:span text:style-name="T31">os &lt;&lt; p.x &lt;&lt; </text:span><text:span text:style-name="T17">" " </text:span><text:span text:style-name="T31">&lt;&lt; p.y;</text:span></text:p>
      <text:p text:style-name="P23">}</text:p>
      <text:p text:style-name="P23"><text:span text:style-name="T20">template </text:span>&lt;<text:span text:style-name="T20">typename </text:span><text:span text:style-name="T26">T</text:span>&gt;</text:p>
      <text:p text:style-name="P23"><text:span text:style-name="T22">std</text:span>::<text:span text:style-name="T26">istream</text:span>&amp; <text:span text:style-name="T25">operator </text:span>&gt;&gt; (<text:span text:style-name="T22">std</text:span>::<text:span text:style-name="T26">istream</text:span>&amp; is, <text:span text:style-name="T22">Point</text:span>&lt;<text:span text:style-name="T26">T</text:span>&gt;&amp; p) {</text:p>
      <text:p text:style-name="P27"><text:s text:c="4"/><text:span text:style-name="T21">return </text:span><text:span text:style-name="T31">is &gt;&gt; p.x &gt;&gt; p.y;</text:span></text:p>
      <text:p text:style-name="P30">}</text:p>
      <text:p text:style-name="P29"/>
      <text:list xml:id="list162737919830878" text:continue-numbering="true" text:style-name="WWNum2">
        <text:list-item>
          <text:p text:style-name="P38">Вывод</text:p>
        </text:list-item>
      </text:list>
      <text:p text:style-name="P16"><text:tab/><text:span text:style-name="T35">В результате данной работы я получил навыки реализации шаблонных контейнеров, а так же научился работать с умными указателями и создавать свои итераторы. Еще я узнал о библиотеке Google Tests, которая очень удобна для тестирования своих программ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1-22T16:27:36.074839020</dc:date>
    <meta:editing-cycles>21</meta:editing-cycles>
    <meta:editing-duration>PT1H22M4S</meta:editing-duration>
    <meta:generator>LibreOffice/6.0.7.3$Linux_X86_64 LibreOffice_project/00m0$Build-3</meta:generator>
    <meta:document-statistic meta:table-count="0" meta:image-count="0" meta:object-count="0" meta:page-count="15" meta:paragraph-count="607" meta:word-count="2216" meta:character-count="19705" meta:non-whitespace-character-count="14257"/>
  </office:meta>
</office:document-meta>
</file>